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1BEA9B135D1E4ECD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Arial4" svg:font-family="Arial" style:font-family-generic="swiss"/>
    <style:font-face style:name="Mangal1" svg:font-family="Mangal" style:font-family-generic="system"/>
    <style:font-face style:name="Microsoft YaHei2" svg:font-family="'Microsoft YaHei'" style:font-family-generic="system"/>
    <style:font-face style:name="Segoe UI6" svg:font-family="'Segoe UI'" style:font-family-generic="system"/>
    <style:font-face style:name="Arial3" svg:font-family="Arial" style:font-pitch="variable"/>
    <style:font-face style:name="Berlin Sans FB Demi2" svg:font-family="'Berlin Sans FB Demi'" style:font-pitch="variable"/>
    <style:font-face style:name="Calibri3" svg:font-family="Calibri" style:font-pitch="variable"/>
    <style:font-face style:name="Calibri Light2" svg:font-family="'Calibri Light'" style:font-pitch="variable"/>
    <style:font-face style:name="Courier New" svg:font-family="'Courier New'" style:font-pitch="variable"/>
    <style:font-face style:name="Courier1" svg:font-family="Courier, 'Courier New'" style:font-pitch="variable"/>
    <style:font-face style:name="Microsoft YaHei1" svg:font-family="'Microsoft YaHei'" style:font-pitch="variable"/>
    <style:font-face style:name="Segoe UI5" svg:font-family="'Segoe UI'" style:font-pitch="variable"/>
    <style:font-face style:name="Times New Roman2" svg:font-family="'Times New Roman'" style:font-pitch="variable"/>
    <style:font-face style:name="Times1" svg:font-family="Times, 'Times New Roman'" style:font-pitch="variable"/>
    <style:font-face style:name="Gabriola1" svg:font-family="Gabriola" style:font-family-generic="decorative" style:font-pitch="variable"/>
    <style:font-face style:name="Gabriola" svg:font-family="Gabriola" style:font-adornments="Regular" style:font-family-generic="decorative" style:font-pitch="variable"/>
    <style:font-face style:name="Segoe UI Semibold2" svg:font-family="'Segoe UI Semibold'" style:font-adornments="Regular" style:font-family-generic="decorative" style:font-pitch="variable"/>
    <style:font-face style:name="Arial1" svg:font-family="Arial" style:font-family-generic="roman" style:font-pitch="variable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entury Schoolbook" svg:font-family="'Century Schoolbook'" style:font-family-generic="roman" style:font-pitch="variable"/>
    <style:font-face style:name="Courier" svg:font-family="Courier, 'Courier New'" style:font-family-generic="roman" style:font-pitch="variable"/>
    <style:font-face style:name="LSBSymbol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Noto Sans" svg:font-family="'Noto Sans'" style:font-family-generic="roman" style:font-pitch="variable"/>
    <style:font-face style:name="SBL Hebrew" svg:font-family="'SBL Hebr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rlito" svg:font-family="Carlito" style:font-family-generic="swiss" style:font-pitch="variable"/>
    <style:font-face style:name="Corbel" svg:font-family="Corbe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1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2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2" svg:font-family="Calibri" style:font-family-generic="system" style:font-pitch="variable"/>
    <style:font-face style:name="Calibri Light1" svg:font-family="'Calibri Light'" style:font-family-generic="system" style:font-pitch="variable"/>
    <style:font-face style:name="LSBSymbol1" svg:font-family="LSBSymbo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06" style:repeat="stretch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svg:stroke-width="0.051cm" svg:stroke-color="#000000" draw:marker-start-width="0.279cm" draw:marker-end-width="0.279cm" draw:fill="solid" draw:fill-color="#5b277d" draw:textarea-horizontal-align="justify" draw:textarea-vertical-align="middle" draw:auto-grow-height="false" fo:min-height="0.208cm" fo:min-width="27.449cm" fo:padding-top="0.15cm" fo:padding-bottom="0.15cm" fo:padding-left="0.275cm" fo:padding-right="0.275cm"/>
    </style:style>
    <style:style style:name="gr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3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619cm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862cm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56cm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56cm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56cm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56cm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56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56cm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56cm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28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28cm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084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084cm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084cm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084cm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56cm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56cm"/>
    </style:style>
    <style:style style:name="gr21" style:family="graphic" style:parent-style-name="Default_5f_1_5f_1_5f_1">
      <style:graphic-properties svg:stroke-width="0.051cm" svg:stroke-color="#000000" draw:marker-start-width="0.279cm" draw:marker-end-width="0.279cm" draw:fill="solid" draw:fill-color="#5b277d" draw:textarea-horizontal-align="justify" draw:textarea-vertical-align="middle" draw:auto-grow-height="false" fo:min-height="0.208cm" fo:min-width="27.449cm" fo:padding-top="0.15cm" fo:padding-bottom="0.15cm" fo:padding-left="0.275cm" fo:padding-right="0.275cm"/>
    </style:style>
    <style:style style:name="gr22" style:family="graphic" style:parent-style-name="Default_5f_1_5f_1_5f_1">
      <style:graphic-properties draw:stroke="none" svg:stroke-color="#000000" draw:fill="none" draw:fill-color="#ffffff" draw:auto-grow-height="true" draw:auto-grow-width="false" fo:max-height="0cm" fo:min-height="1.31cm"/>
    </style:style>
    <style:style style:name="gr23" style:family="graphic" style:parent-style-name="Default_5f_5">
      <style:graphic-properties draw:stroke="none" draw:fill="none" fo:min-height="8.077cm"/>
    </style:style>
    <style:style style:name="gr24" style:family="graphic" style:parent-style-name="Default_5f_5">
      <style:graphic-properties draw:stroke="none" draw:fill="none" fo:min-height="6.574cm"/>
    </style:style>
    <style:style style:name="gr25" style:family="graphic" style:parent-style-name="Default_5f_5">
      <style:graphic-properties draw:stroke="none" draw:fill="none" fo:min-height="5.775cm"/>
    </style:style>
    <style:style style:name="gr26" style:family="graphic" style:parent-style-name="Default_5f_5">
      <style:graphic-properties draw:stroke="none" draw:fill="none" fo:min-height="6.387cm"/>
    </style:style>
    <style:style style:name="gr27" style:family="graphic" style:parent-style-name="standard">
      <style:graphic-properties draw:stroke="none" draw:fill="none" fo:min-height="6.387cm"/>
    </style:style>
    <style:style style:name="gr28" style:family="graphic" style:parent-style-name="standard">
      <style:graphic-properties draw:stroke="none" draw:fill="none" fo:min-height="5.775cm"/>
    </style:style>
    <style:style style:name="gr29" style:family="graphic" style:parent-style-name="standard">
      <style:graphic-properties draw:stroke="none" draw:fill="none" fo:min-height="3.381cm"/>
    </style:style>
    <style:style style:name="gr30" style:family="graphic" style:parent-style-name="Default_5f_5">
      <style:graphic-properties draw:stroke="none" draw:fill="none" fo:min-height="7.322cm"/>
    </style:style>
    <style:style style:name="gr31" style:family="graphic" style:parent-style-name="Default_5f_5">
      <style:graphic-properties draw:stroke="none" draw:fill="none" fo:min-height="7.516cm"/>
    </style:style>
    <style:style style:name="gr32" style:family="graphic" style:parent-style-name="standard">
      <style:graphic-properties draw:stroke="none" draw:fill="none" fo:min-height="4.69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7.89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6.38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8.077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5.12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4.884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5.111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3.043cm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013cm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013cm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033cm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033cm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013cm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27cm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965cm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219cm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51cm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743cm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219cm"/>
    </style:style>
    <style:style style:name="gr57" style:family="graphic" style:parent-style-name="Default_5f_1_5f_1">
      <style:graphic-properties svg:stroke-width="0.051cm" svg:stroke-color="#000000" draw:marker-start-width="0.279cm" draw:marker-end-width="0.279cm" draw:fill="solid" draw:fill-color="#5b277d" draw:textarea-horizontal-align="justify" draw:textarea-vertical-align="middle" draw:auto-grow-height="false" fo:min-height="0.208cm" fo:min-width="27.449cm" fo:padding-top="0.15cm" fo:padding-bottom="0.15cm" fo:padding-left="0.275cm" fo:padding-right="0.275cm"/>
    </style:style>
    <style:style style:name="gr58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31cm"/>
    </style:style>
    <style:style style:name="gr59" style:family="graphic" style:parent-style-name="Default_5f_3">
      <style:graphic-properties draw:stroke="none" draw:fill="none" fo:min-height="2.814cm"/>
    </style:style>
    <style:style style:name="gr60" style:family="graphic" style:parent-style-name="Default_5f_3">
      <style:graphic-properties draw:stroke="none" draw:fill="none" fo:min-height="6.761cm"/>
    </style:style>
    <style:style style:name="gr61" style:family="graphic" style:parent-style-name="standard" style:list-style-name="L1">
      <style:graphic-properties draw:stroke="none" draw:fill="none" fo:min-height="8.451cm"/>
    </style:style>
    <style:style style:name="gr62" style:family="graphic" style:parent-style-name="standard" style:list-style-name="L1">
      <style:graphic-properties draw:stroke="none" draw:fill="none" fo:min-height="8.451cm"/>
    </style:style>
    <style:style style:name="gr63" style:family="graphic" style:parent-style-name="standard" style:list-style-name="L1">
      <style:graphic-properties draw:stroke="none" draw:fill="none" fo:min-height="11.412cm"/>
    </style:style>
    <style:style style:name="gr64" style:family="graphic" style:parent-style-name="standard" style:list-style-name="L1">
      <style:graphic-properties draw:stroke="none" draw:fill="none" fo:min-height="4.765cm"/>
    </style:style>
    <style:style style:name="gr65" style:family="graphic" style:parent-style-name="standard" style:list-style-name="L1">
      <style:graphic-properties draw:stroke="none" draw:fill="none" fo:min-height="1.463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7.703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3.446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6.2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6.24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4.716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3.7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4.651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6.38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1.091cm"/>
    </style:style>
    <style:style style:name="pr1" style:family="presentation" style:parent-style-name="Default94-notes">
      <style:graphic-properties draw:fill-color="#ffffff" draw:auto-grow-height="true" fo:min-height="12.572cm"/>
    </style:style>
    <style:style style:name="P1" style:family="paragraph">
      <loext:graphic-properties draw:fill="solid" draw:fill-color="#5b277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Segoe UI Semibold" fo:font-size="28pt" style:font-size-asian="28pt" style:font-size-complex="2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none"/>
      <style:text-properties style:text-underline-style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style:font-name="Segoe UI Semibold" fo:font-size="28pt" style:text-underline-style="none" style:font-size-asian="28pt" style:font-size-complex="28pt"/>
    </style:style>
    <style:style style:name="P8" style:family="paragraph">
      <style:paragraph-properties fo:margin-left="1.27cm" fo:margin-right="0cm" fo:margin-top="0cm" fo:margin-bottom="0cm" fo:line-height="100%" fo:text-align="center" fo:text-indent="-1.27cm" style:text-autospace="none"/>
      <style:text-properties style:text-underline-style="none"/>
    </style:style>
    <style:style style:name="P9" style:family="paragraph">
      <style:paragraph-properties fo:margin-left="1.27cm" fo:margin-right="0cm" fo:margin-top="0cm" fo:margin-bottom="0cm" fo:line-height="100%" fo:text-align="start" fo:text-indent="-1.27cm" style:text-autospace="none"/>
      <style:text-properties style:text-underline-style="none"/>
    </style:style>
    <style:style style:name="P10" style:family="paragraph">
      <style:paragraph-properties fo:margin-left="1.27cm" fo:margin-right="0cm" fo:margin-top="0cm" fo:margin-bottom="0cm" fo:line-height="100%" fo:text-align="center" fo:text-indent="-1.27cm" style:text-autospace="none"/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P11" style:family="paragraph">
      <style:paragraph-properties fo:margin-left="1.27cm" fo:margin-right="0cm" fo:margin-top="0cm" fo:margin-bottom="0cm" fo:line-height="100%" fo:text-align="start" fo:text-indent="-1.27cm" style:text-autospace="none"/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P12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1.27cm" style:text-autospace="none"/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P13" style:family="paragraph">
      <style:paragraph-properties fo:margin-left="1.27cm" fo:margin-right="0cm" fo:margin-top="0cm" fo:margin-bottom="0cm" fo:line-height="100%" fo:text-align="start" fo:text-indent="-1.27cm" style:text-autospace="none"/>
      <style:text-properties fo:color="#023f62" style:font-name="Segoe UI Semibold" fo:font-size="32pt" fo:font-style="italic" style:text-underline-style="none" style:font-size-asian="32pt" style:font-style-asian="italic" style:font-size-complex="32pt" style:font-style-complex="italic"/>
    </style:style>
    <style:style style:name="P14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1.27cm" style:text-autospace="none"/>
      <style:text-properties fo:color="#023f62" style:font-name="Segoe UI Semibold" fo:font-size="32pt" fo:font-style="italic" style:text-underline-style="none" style:font-size-asian="32pt" style:font-style-asian="italic" style:font-size-complex="32pt" style:font-style-complex="italic"/>
    </style:style>
    <style:style style:name="P15" style:family="paragraph">
      <style:paragraph-properties fo:margin-left="1.27cm" fo:margin-right="0cm" fo:margin-top="0cm" fo:margin-bottom="0cm" fo:line-height="100%" fo:text-align="center" fo:text-indent="-1.27cm" style:text-autospace="none"/>
      <style:text-properties fo:color="#023f62" style:font-name="Segoe UI Semibold" fo:font-size="32pt" fo:font-style="italic" style:text-underline-style="none" style:font-size-asian="32pt" style:font-style-asian="italic" style:font-size-complex="32pt" style:font-style-complex="italic"/>
    </style:style>
    <style:style style:name="P16" style:family="paragraph">
      <loext:graphic-properties draw:fill="none"/>
      <style:paragraph-properties fo:text-align="center"/>
      <style:text-properties style:font-name="Segoe UI Semibold1" fo:font-size="32pt" style:text-underline-style="none" style:font-size-asian="32pt" style:font-size-complex="32pt"/>
    </style:style>
    <style:style style:name="P17" style:family="paragraph">
      <loext:graphic-properties draw:fill="none"/>
      <style:paragraph-properties fo:text-align="center"/>
      <style:text-properties style:font-name="Segoe UI Semibold" fo:font-size="32pt" style:text-underline-style="none" style:font-size-asian="32pt" style:font-size-complex="32pt"/>
    </style:style>
    <style:style style:name="P18" style:family="paragraph">
      <style:paragraph-properties fo:text-align="start"/>
    </style:style>
    <style:style style:name="P19" style:family="paragraph">
      <style:paragraph-properties fo:text-align="center"/>
      <style:text-properties fo:font-size="28pt"/>
    </style:style>
    <style:style style:name="P20" style:family="paragraph">
      <loext:graphic-properties draw:fill="none" draw:fill-color="#ffffff"/>
      <style:paragraph-properties fo:text-align="start"/>
      <style:text-properties style:font-name="Segoe UI Semibold" fo:font-size="28pt" style:text-underline-style="none" style:font-size-asian="28pt" style:font-size-complex="28pt"/>
    </style:style>
    <style:style style:name="P21" style:family="paragraph">
      <loext:graphic-properties draw:fill="none" draw:fill-color="#ffffff"/>
      <style:paragraph-properties fo:text-align="start"/>
      <style:text-properties style:font-name="Segoe UI Semibold" fo:font-size="32pt" style:text-underline-style="none" style:font-size-asian="32pt" style:font-size-complex="32pt"/>
    </style:style>
    <style:style style:name="P22" style:family="paragraph">
      <loext:graphic-properties draw:fill="none" draw:fill-color="#ffffff"/>
      <style:paragraph-properties fo:text-align="start"/>
      <style:text-properties style:font-name="Segoe UI Semibold1" fo:font-size="32pt" style:text-underline-style="none" style:font-size-asian="32pt" style:font-size-complex="32pt"/>
    </style:style>
    <style:style style:name="P23" style:family="paragraph">
      <loext:graphic-properties draw:fill="none" draw:fill-color="#ffffff"/>
      <style:paragraph-properties fo:text-align="start"/>
      <style:text-properties style:font-name="Segoe UI1" fo:font-size="32pt" style:text-underline-style="none" style:font-size-asian="32pt" style:font-size-complex="32pt"/>
    </style:style>
    <style:style style:name="P24" style:family="paragraph">
      <loext:graphic-properties draw:fill="none" draw:fill-color="#ffffff"/>
      <style:paragraph-properties fo:text-align="start"/>
      <style:text-properties fo:color="#000000" style:font-name="Segoe UI Semibold" fo:font-size="36pt" fo:font-style="normal" style:text-underline-style="none" style:font-size-asian="36pt" style:font-style-asian="normal" style:font-size-complex="36pt" style:font-style-complex="normal"/>
    </style:style>
    <style:style style:name="P25" style:family="paragraph">
      <loext:graphic-properties draw:fill="none" draw:fill-color="#ffffff"/>
      <style:paragraph-properties fo:text-align="start"/>
      <style:text-properties fo:color="#000000" style:font-name="Segoe UI Semibold1" fo:font-size="32pt" fo:font-style="normal" style:text-underline-style="none" style:font-size-asian="32pt" style:font-style-asian="normal" style:font-size-complex="32pt" style:font-style-complex="normal"/>
    </style:style>
    <style:style style:name="P26" style:family="paragraph">
      <loext:graphic-properties draw:fill="none" draw:fill-color="#ffffff"/>
      <style:paragraph-properties fo:text-align="start"/>
      <style:text-properties fo:color="#000000" style:font-name="Segoe UI Semibold" fo:font-size="32pt" fo:font-style="normal" style:text-underline-style="none" style:font-size-asian="32pt" style:font-style-asian="normal" style:font-size-complex="32pt" style:font-style-complex="normal"/>
    </style:style>
    <style:style style:name="P27" style:family="paragraph">
      <loext:graphic-properties draw:fill="none" draw:fill-color="#ffffff"/>
      <style:paragraph-properties fo:text-align="start"/>
      <style:text-properties fo:color="#000000" style:font-name="Segoe UI Semibold1" fo:font-size="36pt" fo:font-style="normal" style:text-underline-style="none" style:font-size-asian="36pt" style:font-style-asian="normal" style:font-size-complex="36pt" style:font-style-complex="normal"/>
    </style:style>
    <style:style style:name="P28" style:family="paragraph">
      <loext:graphic-properties draw:fill="none" draw:fill-color="#ffffff"/>
      <style:paragraph-properties fo:text-align="center"/>
      <style:text-properties fo:color="#000000" style:font-name="Segoe UI Semibold1" fo:font-size="36pt" fo:font-style="normal" style:text-underline-style="none" style:font-size-asian="36pt" style:font-style-asian="normal" style:font-size-complex="36pt" style:font-style-complex="normal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000000" style:font-name="Segoe UI Semibold1" fo:font-size="36pt" fo:font-style="normal" style:text-underline-style="none" style:font-size-asian="36pt" style:font-style-asian="normal" style:font-size-complex="36pt" style:font-style-complex="normal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000000" style:font-name="Segoe UI Semibold1" fo:font-size="32pt" fo:font-style="normal" style:text-underline-style="none" style:font-size-asian="32pt" style:font-style-asian="normal" style:font-size-complex="32pt" style:font-style-complex="normal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000000" style:font-name="Segoe UI Semibold1" fo:font-size="32pt" fo:font-style="normal" style:text-underline-style="none" style:font-size-asian="32pt" style:font-style-asian="normal" style:font-size-complex="32pt" style:font-style-complex="normal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000000" style:font-name="Segoe UI Semibold" fo:font-size="32pt" fo:font-style="normal" style:text-underline-style="none" style:font-size-asian="32pt" style:font-style-asian="normal" style:font-size-complex="32pt" style:font-style-complex="normal"/>
    </style:style>
    <style:style style:name="P34" style:family="paragraph">
      <loext:graphic-properties draw:fill="none"/>
      <style:paragraph-properties fo:text-align="center"/>
    </style:style>
    <style:style style:name="P35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</style:style>
    <style:style style:name="P37" style:family="paragraph">
      <style:paragraph-properties fo:margin-left="0.318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</style:style>
    <style:style style:name="P38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19.05cm" style:type="right"/>
        </style:tab-stops>
      </style:paragraph-properties>
    </style:style>
    <style:style style:name="P39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40" style:family="paragraph">
      <loext:graphic-properties draw:fill="none" draw:fill-color="#ffffff"/>
      <style:paragraph-properties fo:text-align="start"/>
      <style:text-properties style:font-name="Segoe UI Semibold" fo:font-size="28pt" fo:font-style="italic" style:font-size-asian="28pt" style:font-style-asian="italic" style:font-size-complex="28pt" style:font-style-complex="italic"/>
    </style:style>
    <style:style style:name="P41" style:family="paragraph">
      <loext:graphic-properties draw:fill="none" draw:fill-color="#ffffff"/>
      <style:paragraph-properties fo:text-align="start"/>
      <style:text-properties style:font-name="Segoe UI Semibold1" fo:font-size="28pt" fo:font-style="italic" style:font-size-asian="28pt" style:font-style-asian="italic" style:font-size-complex="28pt" style:font-style-complex="italic"/>
    </style:style>
    <style:style style:name="P42" style:family="paragraph">
      <loext:graphic-properties draw:fill="none" draw:fill-color="#ffffff"/>
      <style:paragraph-properties fo:text-align="start"/>
      <style:text-properties style:font-name="Segoe UI Semibold1" fo:font-size="32pt" fo:font-style="italic" style:font-size-asian="32pt" style:font-style-asian="italic" style:font-size-complex="32pt" style:font-style-complex="italic"/>
    </style:style>
    <style:style style:name="P43" style:family="paragraph">
      <style:paragraph-properties fo:margin-left="0cm" fo:margin-right="0cm" fo:margin-top="0cm" fo:margin-bottom="0cm" fo:line-height="100%" fo:text-align="center" fo:text-indent="0cm"/>
    </style:style>
    <style:style style:name="P44" style:family="paragraph">
      <loext:graphic-properties draw:fill="none" draw:fill-color="#ffffff"/>
      <style:paragraph-properties fo:text-align="start"/>
      <style:text-properties style:font-name="Segoe UI Semibold1" fo:font-size="28pt" fo:font-style="italic" style:text-underline-style="none" style:font-size-asian="28pt" style:font-style-asian="italic" style:font-size-complex="28pt" style:font-style-complex="italic"/>
    </style:style>
    <style:style style:name="P45" style:family="paragraph">
      <loext:graphic-properties draw:fill="none" draw:fill-color="#ffffff"/>
      <style:paragraph-properties fo:text-align="start"/>
      <style:text-properties fo:color="#000000" style:font-name="Segoe UI Semibold1" fo:font-size="28pt" fo:font-style="normal" style:text-underline-style="none" style:font-size-asian="28pt" style:font-style-asian="normal" style:font-size-complex="28pt" style:font-style-complex="normal"/>
    </style:style>
    <style:style style:name="T1" style:family="text">
      <style:text-properties style:font-name="Segoe UI Semibold" fo:font-size="28pt" style:font-size-asian="28pt" style:font-size-complex="28pt"/>
    </style:style>
    <style:style style:name="T2" style:family="text">
      <style:text-properties style:font-name="Segoe UI1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0000" style:font-name="Segoe UI Semibold" fo:font-size="28pt" fo:text-shadow="none" style:text-underline-style="solid" style:text-underline-width="auto" style:text-underline-color="font-color" fo:font-weight="bold" style:font-name-asian="Segoe UI3" style:font-size-asian="28pt" style:font-weight-asian="bold" style:font-name-complex="Segoe UI3" style:font-size-complex="28pt" style:font-weight-complex="bold"/>
    </style:style>
    <style:style style:name="T4" style:family="text">
      <style:text-properties fo:color="#000000" style:font-name="Segoe UI1" fo:font-size="32pt" fo:font-style="normal" fo:text-shadow="none" fo:font-weight="bold" style:font-name-asian="Segoe UI3" style:font-size-asian="32pt" style:font-style-asian="normal" style:font-weight-asian="bold" style:font-name-complex="Segoe UI3" style:font-size-complex="32pt" style:font-style-complex="normal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normal" style:letter-kerning="true" style:font-name-asian="Segoe UI3" style:font-size-asian="36pt" style:font-style-asian="normal" style:font-weight-asian="normal" style:font-name-complex="Segoe UI3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bold" style:letter-kerning="true" style:font-name-asian="Segoe UI3" style:font-size-asian="36pt" style:font-style-asian="normal" style:font-weight-asian="bold" style:font-name-complex="Segoe UI3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Segoe UI1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Segoe UI Semibold" fo:font-size="20pt" fo:font-style="normal" fo:text-shadow="1pt 1pt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font-style="normal" fo:text-shadow="none" style:text-underline-style="solid" style:text-underline-width="auto" style:text-underline-color="font-color" fo:font-weight="bold" style:letter-kerning="true" style:font-name-asian="Microsoft YaHei" style:font-size-asian="28pt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23f62" style:text-outline="false" style:text-line-through-style="none" style:text-line-through-type="none" style:font-name="Segoe UI Semibold" fo:font-size="32pt" fo:font-style="italic" fo:text-shadow="none" style:text-underline-style="none" fo:font-weight="bold" style:letter-kerning="true" style:font-name-asian="Microsoft YaHei" style:font-size-asian="32pt" style:font-style-asian="italic" style:font-weight-asian="bold" style:font-name-complex="Mangal" style:font-size-complex="32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Segoe UI Semibold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23f62" style:text-outline="false" style:text-line-through-style="none" style:text-line-through-type="none" style:font-name="Segoe UI Semibold" fo:font-size="24pt" fo:font-style="italic" fo:text-shadow="none" style:text-underline-style="none" fo:font-weight="bold" style:letter-kerning="true" style:font-name-asian="Microsoft YaHei" style:font-size-asian="24pt" style:font-style-asian="italic" style:font-weight-asian="bold" style:font-name-complex="Mangal" style:font-size-complex="24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ce181e" style:text-outline="false" style:text-line-through-style="none" style:text-line-through-type="none" style:font-name="Gabriola1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ce181e" style:text-outline="false" style:text-line-through-style="none" style:text-line-through-type="none" style:font-name="Gabriola1" fo:font-size="32pt" fo:font-style="italic" fo:text-shadow="none" style:text-underline-style="none" fo:font-weight="bold" style:letter-kerning="true" style:font-name-asian="Microsoft YaHei" style:font-size-asian="32pt" style:font-style-asian="italic" style:font-weight-asian="bold" style:font-name-complex="Mangal" style:font-size-complex="32pt" style:font-style-complex="italic" style:font-weight-complex="bold" style:text-emphasize="none" style:font-relief="none" style:text-overline-style="none" style:text-overline-color="font-color"/>
    </style:style>
    <style:style style:name="T18" style:family="text">
      <style:text-properties fo:color="#023f62" style:font-name="Segoe UI Semibold1" fo:font-size="32pt" fo:font-style="italic" fo:text-shadow="none" style:text-underline-style="none" fo:font-weight="normal" style:font-size-asian="32pt" style:font-style-asian="italic" style:font-weight-asian="normal" style:font-name-complex="LSBSymbol" style:font-size-complex="32pt" style:language-complex="he" style:country-complex="IL" style:font-style-complex="italic" style:font-weight-complex="normal"/>
    </style:style>
    <style:style style:name="T19" style:family="text">
      <style:text-properties fo:color="#023f62" style:font-name="Segoe UI Semibold1" fo:font-size="32pt" fo:font-style="italic" fo:text-shadow="none" style:text-underline-style="none" fo:font-weight="normal" style:font-size-asian="32pt" style:font-style-asian="italic" style:font-weight-asian="normal" style:font-size-complex="32pt" style:language-complex="he" style:country-complex="IL" style:font-style-complex="italic" style:font-weight-complex="normal"/>
    </style:style>
    <style:style style:name="T20" style:family="text">
      <style:text-properties fo:color="#000000" style:font-name="Segoe UI Semibold1" fo:font-size="36pt" fo:font-style="normal" fo:text-shadow="none" style:text-underline-style="none" fo:font-weight="normal" style:font-size-asian="36pt" style:font-style-asian="normal" style:font-weight-asian="normal" style:font-name-complex="LSBSymbol" style:font-size-complex="36pt" style:language-complex="he" style:country-complex="IL" style:font-style-complex="normal" style:font-weight-complex="normal"/>
    </style:style>
    <style:style style:name="T21" style:family="text">
      <style:text-properties fo:color="#000000" style:font-name="Segoe UI1" fo:font-size="36pt" fo:font-style="normal" fo:text-shadow="none" style:text-underline-style="none" fo:font-weight="bold" style:font-size-asian="36pt" style:font-style-asian="normal" style:font-weight-asian="bold" style:font-size-complex="36pt" style:language-complex="he" style:country-complex="IL" style:font-style-complex="normal" style:font-weight-complex="bold"/>
    </style:style>
    <style:style style:name="T22" style:family="text">
      <style:text-properties fo:color="#000000" style:font-name="Segoe UI1" fo:font-size="34pt" fo:font-style="normal" fo:text-shadow="none" style:text-underline-style="none" fo:font-weight="bold" style:font-size-asian="34pt" style:font-style-asian="normal" style:font-weight-asian="bold" style:font-size-complex="34pt" style:language-complex="he" style:country-complex="IL" style:font-style-complex="normal" style:font-weight-complex="bold"/>
    </style:style>
    <style:style style:name="T23" style:family="text">
      <style:text-properties fo:color="#000000" style:font-name="Segoe UI1" fo:font-size="36pt" fo:font-style="normal" fo:text-shadow="none" style:text-underline-style="none" fo:font-weight="normal" style:font-size-asian="36pt" style:font-style-asian="normal" style:font-weight-asian="normal" style:font-name-complex="LSBSymbol" style:font-size-complex="36pt" style:language-complex="he" style:country-complex="IL" style:font-style-complex="normal" style:font-weight-complex="normal"/>
    </style:style>
    <style:style style:name="T24" style:family="text">
      <style:text-properties fo:color="#023f62" style:font-name="Segoe UI Semibold" fo:font-size="32pt" fo:font-style="italic" fo:text-shadow="none" style:text-underline-style="none" fo:font-weight="normal" style:font-size-asian="32pt" style:font-style-asian="italic" style:font-weight-asian="normal" style:font-name-complex="LSBSymbol" style:font-size-complex="32pt" style:language-complex="he" style:country-complex="IL" style:font-style-complex="italic" style:font-weight-complex="normal"/>
    </style:style>
    <style:style style:name="T25" style:family="text">
      <style:text-properties fo:color="#023f62" style:font-name="Segoe UI Semibold" fo:font-size="32pt" fo:font-style="italic" fo:text-shadow="none" style:text-underline-style="none" fo:font-weight="normal" style:font-size-asian="32pt" style:font-style-asian="italic" style:font-weight-asian="normal" style:font-size-complex="32pt" style:language-complex="he" style:country-complex="IL" style:font-style-complex="italic" style:font-weight-complex="normal"/>
    </style:style>
    <style:style style:name="T26" style:family="text">
      <style:text-properties fo:color="#000000" style:font-name="Segoe UI Semibold" fo:font-size="36pt" fo:font-style="normal" fo:text-shadow="none" style:text-underline-style="none" fo:font-weight="normal" style:font-size-asian="36pt" style:font-style-asian="normal" style:font-weight-asian="normal" style:font-name-complex="LSBSymbol" style:font-size-complex="36pt" style:language-complex="he" style:country-complex="IL" style:font-style-complex="normal" style:font-weight-complex="normal"/>
    </style:style>
    <style:style style:name="T27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bold" style:font-size-asian="28pt" style:font-style-asian="normal" style:font-weight-asian="bold" style:font-size-complex="28pt" style:language-complex="he" style:country-complex="IL" style:font-style-complex="normal" style:font-weight-complex="bold"/>
    </style:style>
    <style:style style:name="T28" style:family="text">
      <style:text-properties fo:color="#023f62" style:font-name="Segoe UI Semibold" fo:font-size="32pt" fo:font-style="italic" fo:text-shadow="none" style:text-underline-style="none" fo:font-weight="bold" style:font-size-asian="32pt" style:font-style-asian="italic" style:font-weight-asian="bold" style:font-name-complex="LSBSymbol" style:font-size-complex="32pt" style:language-complex="he" style:country-complex="IL" style:font-style-complex="italic" style:font-weight-complex="bold"/>
    </style:style>
    <style:style style:name="T29" style:family="text">
      <style:text-properties fo:color="#023f62" style:font-name="Segoe UI Semibold" fo:font-size="32pt" fo:font-style="italic" fo:text-shadow="none" style:text-underline-style="none" fo:font-weight="bold" style:font-size-asian="32pt" style:font-style-asian="italic" style:font-weight-asian="bold" style:font-size-complex="32pt" style:language-complex="he" style:country-complex="IL" style:font-style-complex="italic" style:font-weight-complex="bold"/>
    </style:style>
    <style:style style:name="T30" style:family="text">
      <style:text-properties fo:color="#023f62" style:font-name="Segoe UI Semibold1" fo:font-size="32pt" fo:font-style="italic" fo:text-shadow="none" style:text-underline-style="none" fo:font-weight="bold" style:font-size-asian="32pt" style:font-style-asian="italic" style:font-weight-asian="bold" style:font-size-complex="32pt" style:language-complex="he" style:country-complex="IL" style:font-style-complex="italic" style:font-weight-complex="bold"/>
    </style:style>
    <style:style style:name="T31" style:family="text">
      <style:text-properties fo:color="#000000" style:font-name="Segoe UI Semibold1" fo:font-size="36pt" fo:font-style="normal" fo:text-shadow="none" style:text-underline-style="none" fo:font-weight="bold" style:font-size-asian="36pt" style:font-style-asian="normal" style:font-weight-asian="bold" style:font-size-complex="36pt" style:language-complex="he" style:country-complex="IL" style:font-style-complex="normal" style:font-weight-complex="bold"/>
    </style:style>
    <style:style style:name="T32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33" style:family="text">
      <style:text-properties fo:color="#000000" style:font-name="Segoe UI1" fo:font-size="28pt" fo:language="en" fo:country="US" fo:font-style="italic" fo:font-weight="bold" style:letter-kerning="true" style:font-name-asian="Times New Roman2" style:font-size-asian="28pt" style:language-asian="ar" style:country-asian="SA" style:font-style-asian="italic" style:font-weight-asian="bold" style:font-size-complex="28pt" style:language-complex="ar" style:country-complex="SA" style:font-style-complex="italic" style:font-weight-complex="bold"/>
    </style:style>
    <style:style style:name="T34" style:family="text">
      <style:text-properties fo:color="#000000" style:font-name="Segoe UI1" fo:font-size="28pt" fo:language="en" fo:country="US" fo:font-style="normal" fo:font-weight="bold" style:letter-kerning="true" style:font-name-asian="Times New Roman2" style:font-size-asian="28pt" style:language-asian="ar" style:country-asian="SA" style:font-style-asian="normal" style:font-weight-asian="bold" style:font-size-complex="28pt" style:language-complex="ar" style:country-complex="SA" style:font-style-complex="normal" style:font-weight-complex="bold"/>
    </style:style>
    <style:style style:name="T35" style:family="text">
      <style:text-properties fo:color="#023f62" style:font-name="Segoe UI Semibold" fo:font-size="32pt" fo:language="en" fo:country="US" fo:font-style="italic" style:text-underline-style="none" fo:font-weight="bold" style:letter-kerning="true" style:font-size-asian="32pt" style:language-asian="he" style:country-asian="IL" style:font-style-asian="italic" style:font-weight-asian="bold" style:font-name-complex="LSBSymbol" style:font-size-complex="32pt" style:font-style-complex="italic" style:font-weight-complex="bold"/>
    </style:style>
    <style:style style:name="T36" style:family="text">
      <style:text-properties fo:color="#023f62" style:font-name="Segoe UI Semibold" fo:font-size="32pt" fo:language="en" fo:country="US" fo:font-style="italic" style:text-underline-style="none" fo:font-weight="bold" style:letter-kerning="true" style:font-name-asian="Segoe UI5" style:font-size-asian="32pt" style:language-asian="he" style:country-asian="IL" style:font-style-asian="italic" style:font-weight-asian="bold" style:font-size-complex="32pt" style:font-style-complex="italic" style:font-weight-complex="bold"/>
    </style:style>
    <style:style style:name="T37" style:family="text">
      <style:text-properties fo:color="#023f62" style:font-name="Segoe UI Semibold" fo:font-size="32pt" fo:language="en" fo:country="US" fo:font-style="italic" style:text-underline-style="none" fo:font-weight="bold" style:letter-kerning="true" style:font-name-asian="Times New Roman2" style:font-size-asian="32pt" style:language-asian="he" style:country-asian="IL" style:font-style-asian="italic" style:font-weight-asian="bold" style:font-size-complex="32pt" style:font-style-complex="italic" style:font-weight-complex="bold"/>
    </style:style>
    <style:style style:name="T38" style:family="text">
      <style:text-properties fo:color="#023f62" style:font-name="Segoe UI Semibold" fo:font-size="32pt" fo:font-style="italic" style:text-underline-style="none" fo:font-weight="bold" style:font-name-asian="Segoe UI5" style:font-size-asian="32pt" style:font-style-asian="italic" style:font-weight-asian="bold" style:font-size-complex="32pt" style:font-style-complex="italic" style:font-weight-complex="bold"/>
    </style:style>
    <style:style style:name="T39" style:family="text">
      <style:text-properties fo:color="#023f62" style:font-name="Segoe UI Semibold" fo:font-size="32pt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40" style:family="text">
      <style:text-properties style:font-name="Segoe UI Semibold1" fo:font-size="36pt" style:text-underline-style="none" fo:font-weight="bold" style:font-size-asian="36pt" style:font-weight-asian="bold" style:font-name-complex="LSBSymbol" style:font-size-complex="36pt" style:font-weight-complex="bold"/>
    </style:style>
    <style:style style:name="T41" style:family="text">
      <style:text-properties style:font-name="Segoe UI1" fo:font-size="36pt" style:text-underline-style="none" fo:font-weight="bold" style:font-size-asian="36pt" style:font-weight-asian="bold" style:font-size-complex="36pt" style:language-complex="he" style:country-complex="IL" style:font-weight-complex="bold"/>
    </style:style>
    <style:style style:name="T42" style:family="text">
      <style:text-properties fo:color="#023f62" style:font-name="Segoe UI Semibold" fo:font-size="32pt" fo:font-style="italic" style:text-underline-style="none" fo:font-weight="normal" style:font-size-asian="32pt" style:font-style-asian="italic" style:font-weight-asian="normal" style:font-name-complex="LSBSymbol" style:font-size-complex="32pt" style:font-style-complex="italic" style:font-weight-complex="normal"/>
    </style:style>
    <style:style style:name="T43" style:family="text">
      <style:text-properties fo:color="#023f62" style:font-name="Segoe UI Semibold" fo:font-size="32pt" fo:font-style="italic" style:text-underline-style="none" fo:font-weight="normal" style:font-name-asian="Segoe UI5" style:font-size-asian="32pt" style:font-style-asian="italic" style:font-weight-asian="normal" style:font-size-complex="32pt" style:font-style-complex="italic" style:font-weight-complex="normal"/>
    </style:style>
    <style:style style:name="T44" style:family="text">
      <style:text-properties style:font-name="Segoe UI Semibold" fo:font-size="36pt" style:text-underline-style="none" fo:font-weight="bold" style:font-size-asian="36pt" style:font-weight-asian="bold" style:font-name-complex="LSBSymbol" style:font-size-complex="36pt" style:font-weight-complex="bold"/>
    </style:style>
    <style:style style:name="T45" style:family="text">
      <style:text-properties style:font-name="Segoe UI Semibold" fo:font-size="36pt" style:text-underline-style="none" fo:font-weight="bold" style:font-size-asian="36pt" style:font-weight-asian="bold" style:font-size-complex="36pt" style:font-weight-complex="bold"/>
    </style:style>
    <style:style style:name="T46" style:family="text">
      <style:text-properties fo:color="#023f62" style:font-name="Segoe UI Semibold" fo:font-size="32pt" fo:font-style="italic" style:text-underline-style="none" fo:font-weight="bold" style:font-size-asian="32pt" style:font-style-asian="italic" style:font-weight-asian="bold" style:font-name-complex="LSBSymbol" style:font-size-complex="32pt" style:font-style-complex="italic" style:font-weight-complex="bold"/>
    </style:style>
    <style:style style:name="T47" style:family="text">
      <style:text-properties fo:color="#023f62" style:font-name="Segoe UI Semibold1" fo:font-size="32pt" fo:font-style="italic" style:text-underline-style="none" fo:font-weight="normal" style:font-size-asian="32pt" style:font-style-asian="italic" style:font-weight-asian="normal" style:font-name-complex="LSBSymbol" style:font-size-complex="32pt" style:language-complex="he" style:country-complex="IL" style:font-style-complex="italic" style:font-weight-complex="normal"/>
    </style:style>
    <style:style style:name="T48" style:family="text">
      <style:text-properties fo:color="#023f62" style:font-name="Segoe UI Semibold1" fo:font-size="32pt" fo:font-style="italic" style:text-underline-style="none" fo:font-weight="normal" style:font-name-asian="Segoe UI5" style:font-size-asian="32pt" style:font-style-asian="italic" style:font-weight-asian="normal" style:font-size-complex="32pt" style:language-complex="he" style:country-complex="IL" style:font-style-complex="italic" style:font-weight-complex="normal"/>
    </style:style>
    <style:style style:name="T49" style:family="text">
      <style:text-properties fo:color="#023f62" style:font-name="Segoe UI Semibold1" fo:font-size="32pt" fo:font-style="italic" style:text-underline-style="none" fo:font-weight="normal" style:font-size-asian="32pt" style:font-style-asian="italic" style:font-weight-asian="normal" style:font-size-complex="32pt" style:language-complex="he" style:country-complex="IL" style:font-style-complex="italic" style:font-weight-complex="normal"/>
    </style:style>
    <style:style style:name="T50" style:family="text">
      <style:text-properties fo:color="#000000" style:font-name="Segoe UI Semibold1" fo:font-size="36pt" fo:font-style="normal" style:text-underline-style="none" fo:font-weight="bold" style:font-size-asian="36pt" style:font-style-asian="normal" style:font-weight-asian="bold" style:font-name-complex="LSBSymbol" style:font-size-complex="36pt" style:language-complex="he" style:country-complex="IL" style:font-style-complex="normal" style:font-weight-complex="bold"/>
    </style:style>
    <style:style style:name="T51" style:family="text">
      <style:text-properties fo:color="#000000" style:font-name="Segoe UI1" fo:font-size="36pt" fo:font-style="normal" style:text-underline-style="none" fo:font-weight="bold" style:font-size-asian="36pt" style:font-style-asian="normal" style:font-weight-asian="bold" style:font-size-complex="36pt" style:language-complex="he" style:country-complex="IL" style:font-style-complex="normal" style:font-weight-complex="bold"/>
    </style:style>
    <style:style style:name="T52" style:family="text">
      <style:text-properties fo:color="#000000" style:font-name="Segoe UI Semibold1" fo:font-size="36pt" fo:font-style="normal" style:text-underline-style="none" fo:font-weight="normal" style:font-size-asian="36pt" style:font-style-asian="normal" style:font-weight-asian="normal" style:font-name-complex="LSBSymbol" style:font-size-complex="36pt" style:language-complex="he" style:country-complex="IL" style:font-style-complex="normal" style:font-weight-complex="normal"/>
    </style:style>
    <style:style style:name="T53" style:family="text">
      <style:text-properties fo:color="#023f62" style:font-name="Segoe UI Semibold" fo:font-size="32pt" fo:font-style="italic" style:text-underline-style="none" fo:font-weight="normal" style:font-size-asian="32pt" style:font-style-asian="italic" style:font-weight-asian="normal" style:font-name-complex="LSBSymbol" style:font-size-complex="32pt" style:language-complex="he" style:country-complex="IL" style:font-style-complex="italic" style:font-weight-complex="normal"/>
    </style:style>
    <style:style style:name="T54" style:family="text">
      <style:text-properties fo:color="#023f62" style:font-name="Segoe UI Semibold" fo:font-size="32pt" fo:font-style="italic" style:text-underline-style="none" fo:font-weight="normal" style:font-name-asian="Segoe UI5" style:font-size-asian="32pt" style:font-style-asian="italic" style:font-weight-asian="normal" style:font-size-complex="32pt" style:language-complex="he" style:country-complex="IL" style:font-style-complex="italic" style:font-weight-complex="normal"/>
    </style:style>
    <style:style style:name="T55" style:family="text">
      <style:text-properties fo:color="#023f62" style:font-name="Segoe UI Semibold" fo:font-size="32pt" fo:font-style="italic" style:text-underline-style="none" fo:font-weight="normal" style:font-size-asian="32pt" style:font-style-asian="italic" style:font-weight-asian="normal" style:font-size-complex="32pt" style:language-complex="he" style:country-complex="IL" style:font-style-complex="italic" style:font-weight-complex="normal"/>
    </style:style>
    <style:style style:name="T56" style:family="text">
      <style:text-properties fo:font-variant="small-caps" fo:color="#023f62" style:font-name="Segoe UI Semibold" fo:font-size="32pt" fo:font-style="italic" style:text-underline-style="none" fo:font-weight="normal" style:font-size-asian="32pt" style:font-style-asian="italic" style:font-weight-asian="normal" style:font-size-complex="32pt" style:language-complex="he" style:country-complex="IL" style:font-style-complex="italic" style:font-weight-complex="normal"/>
    </style:style>
    <style:style style:name="T57" style:family="text">
      <style:text-properties fo:color="#000000" style:font-name="Segoe UI Semibold" fo:font-size="36pt" fo:font-style="normal" style:text-underline-style="none" fo:font-weight="normal" style:font-size-asian="36pt" style:font-style-asian="normal" style:font-weight-asian="normal" style:font-name-complex="LSBSymbol" style:font-size-complex="36pt" style:language-complex="he" style:country-complex="IL" style:font-style-complex="normal" style:font-weight-complex="normal"/>
    </style:style>
    <style:style style:name="T58" style:family="text">
      <style:text-properties fo:color="#000000" style:font-name="Segoe UI1" fo:font-size="36pt" fo:font-style="italic" style:text-underline-style="none" fo:font-weight="normal" style:font-size-asian="36pt" style:font-style-asian="italic" style:font-weight-asian="normal" style:font-name-complex="LSBSymbol" style:font-size-complex="36pt" style:language-complex="he" style:country-complex="IL" style:font-style-complex="italic" style:font-weight-complex="normal"/>
    </style:style>
    <style:style style:name="T59" style:family="text">
      <style:text-properties fo:color="#000000" style:font-name="Segoe UI1" fo:font-size="36pt" fo:font-style="italic" style:text-underline-style="none" fo:font-weight="bold" style:font-size-asian="36pt" style:font-style-asian="italic" style:font-weight-asian="bold" style:font-size-complex="36pt" style:language-complex="he" style:country-complex="IL" style:font-style-complex="italic" style:font-weight-complex="bold"/>
    </style:style>
    <style:style style:name="T60" style:family="text">
      <style:text-properties fo:font-variant="small-caps" fo:color="#023f62" style:font-name="Segoe UI Semibold1" fo:font-size="32pt" fo:font-style="italic" style:text-underline-style="none" fo:font-weight="normal" style:font-size-asian="32pt" style:font-style-asian="italic" style:font-weight-asian="normal" style:font-size-complex="32pt" style:language-complex="he" style:country-complex="IL" style:font-style-complex="italic" style:font-weight-complex="normal"/>
    </style:style>
    <style:style style:name="T61" style:family="text">
      <style:text-properties fo:color="#023f62" style:font-name="Segoe UI Semibold1" fo:font-size="32pt" fo:font-style="italic" style:text-underline-style="none" fo:font-weight="normal" style:font-name-asian="Segoe UI5" style:font-size-asian="32pt" style:font-style-asian="italic" style:font-weight-asian="normal" style:font-name-complex="LSBSymbol" style:font-size-complex="32pt" style:language-complex="he" style:country-complex="IL" style:font-style-complex="italic" style:font-weight-complex="normal"/>
    </style:style>
    <style:style style:name="T62" style:family="text">
      <style:text-properties fo:color="#023f62" style:font-name="Segoe UI Semibold" fo:font-size="32pt" fo:font-style="italic" style:text-underline-style="none" fo:font-weight="bold" style:font-size-asian="32pt" style:font-style-asian="italic" style:font-weight-asian="bold" style:font-name-complex="LSBSymbol" style:font-size-complex="32pt" style:language-complex="he" style:country-complex="IL" style:font-style-complex="italic" style:font-weight-complex="bold"/>
    </style:style>
    <style:style style:name="T63" style:family="text">
      <style:text-properties fo:color="#023f62" style:font-name="Segoe UI Semibold" fo:font-size="32pt" fo:font-style="italic" style:text-underline-style="none" fo:font-weight="bold" style:font-name-asian="Segoe UI5" style:font-size-asian="32pt" style:font-style-asian="italic" style:font-weight-asian="bold" style:font-size-complex="32pt" style:language-complex="he" style:country-complex="IL" style:font-style-complex="italic" style:font-weight-complex="bold"/>
    </style:style>
    <style:style style:name="T64" style:family="text">
      <style:text-properties fo:color="#000000" style:font-name="Segoe UI Semibold" fo:font-size="36pt" fo:font-style="normal" style:text-underline-style="none" fo:font-weight="bold" style:font-size-asian="36pt" style:font-style-asian="normal" style:font-weight-asian="bold" style:font-name-complex="LSBSymbol" style:font-size-complex="36pt" style:language-complex="he" style:country-complex="IL" style:font-style-complex="normal" style:font-weight-complex="bold"/>
    </style:style>
    <style:style style:name="T65" style:family="text">
      <style:text-properties fo:color="#000000" style:font-name="Segoe UI Semibold" fo:font-size="36pt" fo:font-style="normal" style:text-underline-style="none" fo:font-weight="bold" style:font-size-asian="36pt" style:font-style-asian="normal" style:font-weight-asian="bold" style:font-size-complex="36pt" style:language-complex="he" style:country-complex="IL" style:font-style-complex="normal" style:font-weight-complex="bold"/>
    </style:style>
    <style:style style:name="T66" style:family="text">
      <style:text-properties fo:color="#000000" style:font-name="Segoe UI Semibold1" fo:font-size="36pt" fo:font-style="normal" style:text-underline-style="none" fo:font-weight="normal" style:font-size-asian="36pt" style:font-style-asian="normal" style:font-weight-asian="normal" style:font-size-complex="36pt" style:language-complex="he" style:country-complex="IL" style:font-style-complex="normal" style:font-weight-complex="normal"/>
    </style:style>
    <style:style style:name="T67" style:family="text">
      <style:text-properties fo:color="#023f62" style:font-name="Segoe UI Semibold1" fo:font-size="32pt" fo:font-style="italic" style:text-underline-style="none" fo:font-weight="bold" style:font-size-asian="32pt" style:font-style-asian="italic" style:font-weight-asian="bold" style:font-name-complex="LSBSymbol" style:font-size-complex="32pt" style:language-complex="he" style:country-complex="IL" style:font-style-complex="italic" style:font-weight-complex="bold"/>
    </style:style>
    <style:style style:name="T68" style:family="text">
      <style:text-properties fo:color="#023f62" style:font-name="Segoe UI Semibold1" fo:font-size="32pt" fo:font-style="italic" style:text-underline-style="none" fo:font-weight="bold" style:font-name-asian="Segoe UI5" style:font-size-asian="32pt" style:font-style-asian="italic" style:font-weight-asian="bold" style:font-size-complex="32pt" style:language-complex="he" style:country-complex="IL" style:font-style-complex="italic" style:font-weight-complex="bold"/>
    </style:style>
    <style:style style:name="T69" style:family="text">
      <style:text-properties fo:font-variant="small-caps" fo:color="#023f62" style:font-name="Segoe UI Semibold1" fo:font-size="32pt" fo:font-style="italic" style:text-underline-style="none" fo:font-weight="bold" style:font-size-asian="32pt" style:font-style-asian="italic" style:font-weight-asian="bold" style:font-size-complex="32pt" style:language-complex="he" style:country-complex="IL" style:font-style-complex="italic" style:font-weight-complex="bold"/>
    </style:style>
    <style:style style:name="T70" style:family="text">
      <style:text-properties fo:font-variant="small-caps" fo:color="#023f62" style:font-name="Segoe UI Semibold" fo:font-size="32pt" fo:font-style="italic" style:text-underline-style="none" fo:font-weight="bold" style:font-size-asian="32pt" style:font-style-asian="italic" style:font-weight-asian="bold" style:font-size-complex="32pt" style:language-complex="he" style:country-complex="IL" style:font-style-complex="italic" style:font-weight-complex="bold"/>
    </style:style>
    <style:style style:name="T71" style:family="text">
      <style:text-properties fo:color="#023f62" style:font-name="Segoe UI Semibold" fo:font-size="32pt" fo:font-style="italic" style:text-underline-style="none" fo:font-weight="bold" style:font-name-asian="Segoe UI5" style:font-size-asian="32pt" style:font-style-asian="italic" style:font-weight-asian="bold" style:font-name-complex="LSBSymbol" style:font-size-complex="32pt" style:language-complex="he" style:country-complex="IL" style:font-style-complex="italic" style:font-weight-complex="bold"/>
    </style:style>
    <style:style style:name="T72" style:family="text">
      <style:text-properties fo:color="#023f62" style:font-name="Segoe UI Semibold" fo:font-size="32pt" fo:font-style="italic" style:text-underline-style="none" fo:font-weight="bold" style:font-size-asian="32pt" style:font-style-asian="italic" style:font-weight-asian="bold" style:font-size-complex="32pt" style:language-complex="he" style:country-complex="IL" style:font-style-complex="italic" style:font-weight-complex="bold"/>
    </style:style>
    <style:style style:name="T73" style:family="text">
      <style:text-properties fo:color="#000000" style:font-name="Segoe UI Semibold1" fo:font-size="36pt" fo:font-style="normal" style:text-underline-style="none" fo:font-weight="bold" style:font-size-asian="36pt" style:font-style-asian="normal" style:font-weight-asian="bold" style:font-size-complex="36pt" style:language-complex="he" style:country-complex="IL" style:font-style-complex="normal" style:font-weight-complex="bold"/>
    </style:style>
    <style:style style:name="T74" style:family="text">
      <style:text-properties fo:font-variant="small-caps" style:use-window-font-color="true" style:font-name="Segoe UI Semibold" fo:font-size="28pt" fo:letter-spacing="0.026cm" fo:language="en" fo:country="US" fo:font-style="normal" style:text-underline-style="solid" style:text-underline-width="auto" style:text-underline-color="font-color" fo:font-weight="bold" style:letter-kerning="true" style:font-name-asian="Calibri3" style:font-size-asian="28pt" style:language-asian="en" style:country-asian="US" style:font-style-asian="normal" style:font-weight-asian="bold" style:font-size-complex="28pt" style:language-complex="he" style:country-complex="IL" style:font-style-complex="normal" style:font-weight-complex="bold"/>
    </style:style>
    <style:style style:name="T75" style:family="text">
      <style:text-properties fo:color="#000000" style:font-name="Segoe UI1" fo:font-size="32pt" fo:language="en" fo:country="US" fo:font-style="normal" style:text-underline-style="none" fo:font-weight="bold" style:letter-kerning="true" style:font-name-asian="Times New Roman2" style:font-size-asian="32pt" style:language-asian="ar" style:country-asian="SA" style:font-style-asian="normal" style:font-weight-asian="bold" style:font-size-complex="32pt" style:language-complex="ar" style:country-complex="SA" style:font-style-complex="normal" style:font-weight-complex="bold"/>
    </style:style>
    <style:style style:name="T76" style:family="text">
      <style:text-properties fo:color="#000000" style:text-position="super 58%" style:font-name="Segoe UI Semibold" fo:font-size="32pt" fo:language="en" fo:country="US" fo:font-style="italic" style:text-underline-style="none" fo:font-weight="bold" style:letter-kerning="true" style:font-name-asian="Times New Roman2" style:font-size-asian="32pt" style:language-asian="ar" style:country-asian="SA" style:font-style-asian="italic" style:font-weight-asian="bold" style:font-size-complex="32pt" style:language-complex="ar" style:country-complex="SA" style:font-style-complex="italic" style:font-weight-complex="bold"/>
    </style:style>
    <style:style style:name="T77" style:family="text">
      <style:text-properties fo:color="#000000" style:font-name="Segoe UI Semibold" fo:font-size="32pt" fo:language="en" fo:country="US" fo:font-style="italic" style:text-underline-style="none" fo:font-weight="bold" style:letter-kerning="true" style:font-name-asian="Times New Roman2" style:font-size-asian="32pt" style:language-asian="ar" style:country-asian="SA" style:font-style-asian="italic" style:font-weight-asian="bold" style:font-size-complex="32pt" style:language-complex="ar" style:country-complex="SA" style:font-style-complex="italic" style:font-weight-complex="bold"/>
    </style:style>
    <style:style style:name="T78" style:family="text">
      <style:text-properties fo:color="#000000" style:text-position="super 58%" style:font-name="Segoe UI Semibold" fo:font-size="32pt" fo:language="en" fo:country="US" fo:font-style="italic" style:text-underline-style="none" fo:font-weight="normal" style:letter-kerning="true" style:font-name-asian="Times New Roman2" style:font-size-asian="32pt" style:language-asian="ar" style:country-asian="SA" style:font-style-asian="italic" style:font-weight-asian="normal" style:font-size-complex="32pt" style:language-complex="ar" style:country-complex="SA" style:font-style-complex="italic" style:font-weight-complex="normal"/>
    </style:style>
    <style:style style:name="T79" style:family="text">
      <style:text-properties fo:color="#000000" style:font-name="Segoe UI Semibold" fo:font-size="32pt" fo:language="en" fo:country="US" fo:font-style="italic" style:text-underline-style="none" fo:font-weight="normal" style:letter-kerning="true" style:font-name-asian="Times New Roman2" style:font-size-asian="32pt" style:language-asian="ar" style:country-asian="SA" style:font-style-asian="italic" style:font-weight-asian="normal" style:font-size-complex="32pt" style:language-complex="ar" style:country-complex="SA" style:font-style-complex="italic" style:font-weight-complex="normal"/>
    </style:style>
    <style:style style:name="T80" style:family="text">
      <style:text-properties fo:color="#023f62" style:font-name="Segoe UI Semibold1" fo:font-size="32pt" fo:language="en" fo:country="US" fo:font-style="italic" style:text-underline-style="none" fo:font-weight="bold" style:letter-kerning="true" style:font-name-asian="Times New Roman2" style:font-size-asian="32pt" style:language-asian="ar" style:country-asian="SA" style:font-style-asian="italic" style:font-weight-asian="bold" style:font-name-complex="LSBSymbol" style:font-size-complex="32pt" style:language-complex="ar" style:country-complex="SA" style:font-style-complex="italic" style:font-weight-complex="bold"/>
    </style:style>
    <style:style style:name="T81" style:family="text">
      <style:text-properties fo:color="#023f62" style:font-name="Segoe UI Semibold1" fo:font-size="32pt" fo:language="en" fo:country="US" fo:font-style="italic" style:text-underline-style="none" fo:font-weight="bold" style:letter-kerning="true" style:font-name-asian="Times New Roman2" style:font-size-asian="32pt" style:language-asian="ar" style:country-asian="SA" style:font-style-asian="italic" style:font-weight-asian="bold" style:font-size-complex="32pt" style:language-complex="ar" style:country-complex="SA" style:font-style-complex="italic" style:font-weight-complex="bold"/>
    </style:style>
    <style:style style:name="T82" style:family="text">
      <style:text-properties fo:color="#000000" style:font-name="Segoe UI Semibold1" fo:font-size="36pt" fo:language="en" fo:country="US" fo:font-style="normal" style:text-underline-style="none" fo:font-weight="bold" style:letter-kerning="true" style:font-name-asian="Times New Roman2" style:font-size-asian="36pt" style:language-asian="ar" style:country-asian="SA" style:font-style-asian="normal" style:font-weight-asian="bold" style:font-name-complex="LSBSymbol" style:font-size-complex="36pt" style:language-complex="ar" style:country-complex="SA" style:font-style-complex="normal" style:font-weight-complex="bold"/>
    </style:style>
    <style:style style:name="T83" style:family="text">
      <style:text-properties fo:color="#000000" style:font-name="Segoe UI1" fo:font-size="36pt" fo:language="en" fo:country="US" fo:font-style="normal" style:text-underline-style="none" fo:font-weight="bold" style:letter-kerning="true" style:font-name-asian="Times New Roman2" style:font-size-asian="36pt" style:language-asian="ar" style:country-asian="SA" style:font-style-asian="normal" style:font-weight-asian="bold" style:font-size-complex="36pt" style:language-complex="he" style:country-complex="IL" style:font-style-complex="normal" style:font-weight-complex="bold"/>
    </style:style>
    <style:style style:name="T84" style:family="text">
      <style:text-properties fo:font-variant="small-caps" style:use-window-font-color="true" style:font-name="Segoe UI Semibold" fo:font-size="28pt" fo:letter-spacing="0.026cm" fo:language="en" fo:country="US" fo:font-style="normal" style:text-underline-style="solid" style:text-underline-width="auto" style:text-underline-color="font-color" fo:font-weight="bold" style:letter-kerning="true" style:font-name-asian="Calibri3" style:font-size-asian="28pt" style:language-asian="en" style:country-asian="US" style:font-style-asian="normal" style:font-weight-asian="bold" style:font-size-complex="28pt" style:language-complex="ar" style:country-complex="SA" style:font-style-complex="normal" style:font-weight-complex="bold"/>
    </style:style>
    <style:style style:name="T85" style:family="text">
      <style:text-properties fo:color="#023f62" style:text-position="9% 58%" style:font-name="Segoe UI Semibold1" fo:font-size="32pt" fo:language="en" fo:country="US" fo:font-style="italic" style:text-underline-style="none" fo:font-weight="bold" style:letter-kerning="true" style:font-name-asian="Times New Roman2" style:font-size-asian="32pt" style:language-asian="ar" style:country-asian="SA" style:font-style-asian="italic" style:font-weight-asian="bold" style:font-size-complex="32pt" style:language-complex="ar" style:country-complex="SA" style:font-style-complex="italic" style:font-weight-complex="bold"/>
    </style:style>
    <style:style style:name="T86" style:family="text">
      <style:text-properties fo:color="#023f62" style:font-name="Segoe UI Semibold" fo:font-size="32pt" fo:language="en" fo:country="US" fo:font-style="italic" style:text-underline-style="none" fo:font-weight="bold" style:letter-kerning="true" style:font-name-asian="Times New Roman2" style:font-size-asian="32pt" style:language-asian="ar" style:country-asian="SA" style:font-style-asian="italic" style:font-weight-asian="bold" style:font-name-complex="LSBSymbol" style:font-size-complex="32pt" style:language-complex="ar" style:country-complex="SA" style:font-style-complex="italic" style:font-weight-complex="bold"/>
    </style:style>
    <style:style style:name="T87" style:family="text">
      <style:text-properties fo:color="#023f62" style:font-name="Segoe UI Semibold" fo:font-size="32pt" fo:language="en" fo:country="US" fo:font-style="italic" style:text-underline-style="none" fo:font-weight="bold" style:letter-kerning="true" style:font-name-asian="Times New Roman2" style:font-size-asian="32pt" style:language-asian="ar" style:country-asian="SA" style:font-style-asian="italic" style:font-weight-asian="bold" style:font-size-complex="32pt" style:language-complex="ar" style:country-complex="SA" style:font-style-complex="italic" style:font-weight-complex="bold"/>
    </style:style>
    <style:style style:name="T88" style:family="text">
      <style:text-properties fo:color="#000000" style:font-name="Segoe UI Semibold" fo:font-size="36pt" fo:language="en" fo:country="US" fo:font-style="normal" style:text-underline-style="none" fo:font-weight="bold" style:letter-kerning="true" style:font-name-asian="Times New Roman2" style:font-size-asian="36pt" style:language-asian="ar" style:country-asian="SA" style:font-style-asian="normal" style:font-weight-asian="bold" style:font-name-complex="LSBSymbol" style:font-size-complex="36pt" style:language-complex="ar" style:country-complex="SA" style:font-style-complex="normal" style:font-weight-complex="bold"/>
    </style:style>
    <style:style style:name="T89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90" style:family="text">
      <style:text-properties fo:color="#000000" style:font-name="Segoe UI1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91" style:family="text">
      <style:text-properties fo:color="#000000" style:font-name="Segoe UI1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92" style:family="text">
      <style:text-properties fo:color="#000000" style:font-name="Segoe UI1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93" style:family="text">
      <style:text-properties fo:color="#ffffff" style:font-name="Arial" fo:font-size="18pt" fo:font-style="normal" fo:text-shadow="1pt 1pt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4" style:family="text">
      <style:text-properties fo:color="#ffffff" style:font-name="Segoe UI1" fo:font-size="16pt" fo:font-style="normal" fo:text-shadow="1pt 1pt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5" style:family="text">
      <style:text-properties fo:color="#000000" style:font-name="Segoe UI Semibol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6" style:family="text">
      <style:text-properties fo:font-variant="small-caps" style:use-window-font-color="true" style:font-name="Segoe UI Semibold" fo:font-size="28pt" fo:letter-spacing="0.026cm" fo:language="en" fo:country="US" fo:font-style="normal" fo:text-shadow="none" style:text-underline-style="solid" style:text-underline-width="auto" style:text-underline-color="font-color" fo:font-weight="bold" style:letter-kerning="true" style:font-name-asian="Calibri3" style:font-size-asian="28pt" style:language-asian="en" style:country-asian="US" style:font-style-asian="normal" style:font-weight-asian="bold" style:font-size-complex="28pt" style:font-style-complex="normal" style:font-weight-complex="bold"/>
    </style:style>
    <style:style style:name="T97" style:family="text">
      <style:text-properties fo:color="#000000" style:font-name="Segoe UI Semibold" fo:font-size="28pt" fo:language="en" fo:country="US" fo:font-style="normal" fo:text-shadow="none" style:text-underline-style="solid" style:text-underline-width="auto" style:text-underline-color="font-color" fo:font-weight="bold" style:letter-kerning="true" style:font-name-asian="Calibri3" style:font-size-asian="28pt" style:language-asian="ar" style:country-asian="SA" style:font-style-asian="normal" style:font-weight-asian="bold" style:font-name-complex="Calibri" style:font-size-complex="28pt" style:font-style-complex="normal" style:font-weight-complex="bold"/>
    </style:style>
    <style:style style:name="T98" style:family="text">
      <style:text-properties fo:color="#000000" style:font-name="Segoe UI Semibold" fo:font-size="12pt" fo:language="en" fo:country="US" fo:font-style="normal" fo:text-shadow="none" style:text-underline-style="solid" style:text-underline-width="auto" style:text-underline-color="font-color" fo:font-weight="bold" style:letter-kerning="true" style:font-name-asian="Calibri3" style:font-size-asian="12pt" style:language-asian="ar" style:country-asian="SA" style:font-style-asian="normal" style:font-weight-asian="bold" style:font-name-complex="Calibri" style:font-size-complex="12pt" style:font-style-complex="normal" style:font-weight-complex="bold"/>
    </style:style>
    <style:style style:name="T99" style:family="text">
      <style:text-properties fo:color="#000000" style:font-name="Segoe UI1" fo:font-size="60pt" fo:language="en" fo:country="US" fo:font-style="normal" fo:text-shadow="none" style:text-underline-style="none" fo:font-weight="bold" style:letter-kerning="true" style:font-name-asian="Times New Roman2" style:font-size-asian="60pt" style:language-asian="ar" style:country-asian="SA" style:font-style-asian="normal" style:font-weight-asian="bold" style:font-size-complex="60pt" style:font-style-complex="normal" style:font-weight-complex="bold"/>
    </style:style>
    <style:style style:name="T100" style:family="text">
      <style:text-properties fo:font-variant="small-caps" style:use-window-font-color="true" style:text-outline="false" style:text-line-through-style="none" style:text-line-through-type="none" style:font-name="Segoe UI Semibold" fo:font-size="28pt" fo:language="en" fo:country="US" fo:font-style="normal" fo:text-shadow="none" style:text-underline-style="solid" style:text-underline-width="auto" style:text-underline-color="font-color" fo:font-weight="bold" style:letter-kerning="true" fo:background-color="transparent" style:font-name-asian="Calibri3" style:font-size-asian="28pt" style:font-style-asian="normal" style:font-weight-asian="bold" style:font-name-complex="Arial2" style:font-size-complex="28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color="#023f62" style:font-name="Segoe UI Semibold" fo:font-size="32pt" fo:font-style="italic" style:font-size-asian="32pt" style:font-style-asian="italic" style:font-name-complex="LSBSymbol" style:font-size-complex="32pt" style:font-style-complex="italic"/>
    </style:style>
    <style:style style:name="T102" style:family="text">
      <style:text-properties fo:color="#023f62" style:font-name="Segoe UI Semibold" fo:font-size="32pt" fo:font-style="italic" style:font-size-asian="32pt" style:font-style-asian="italic" style:font-size-complex="32pt" style:font-style-complex="italic"/>
    </style:style>
    <style:style style:name="T103" style:family="text">
      <style:text-properties fo:color="#000000" style:font-name="Segoe UI Semibold" fo:font-size="36pt" fo:font-style="normal" style:font-size-asian="36pt" style:font-style-asian="normal" style:font-name-complex="LSBSymbol" style:font-size-complex="36pt" style:font-style-complex="normal"/>
    </style:style>
    <style:style style:name="T104" style:family="text">
      <style:text-properties fo:color="#000000" style:font-name="Segoe UI1" fo:font-size="36pt" fo:font-style="normal" fo:font-weight="bold" style:font-size-asian="36pt" style:font-style-asian="normal" style:font-weight-asian="bold" style:font-size-complex="36pt" style:language-complex="he" style:country-complex="IL" style:font-style-complex="normal" style:font-weight-complex="bold"/>
    </style:style>
    <style:style style:name="T105" style:family="text">
      <style:text-properties fo:color="#000000" style:font-name="Segoe UI Semibold1" fo:font-size="36pt" fo:font-style="normal" style:font-size-asian="36pt" style:font-style-asian="normal" style:font-name-complex="LSBSymbol" style:font-size-complex="36pt" style:font-style-complex="normal"/>
    </style:style>
    <style:style style:name="T106" style:family="text">
      <style:text-properties fo:color="#023f62" style:font-name="Segoe UI Semibold1" fo:font-size="32pt" fo:font-style="italic" style:font-size-asian="32pt" style:font-style-asian="italic" style:font-name-complex="LSBSymbol" style:font-size-complex="32pt" style:font-style-complex="italic"/>
    </style:style>
    <style:style style:name="T107" style:family="text">
      <style:text-properties fo:color="#023f62" style:font-name="Segoe UI Semibold1" fo:font-size="32pt" fo:font-style="italic" style:font-size-asian="32pt" style:font-style-asian="italic" style:font-size-complex="32pt" style:font-style-complex="italic"/>
    </style:style>
    <style:style style:name="T108" style:family="text">
      <style:text-properties fo:color="#000000" style:text-outline="false" style:font-name="Gabriola1" fo:font-size="36pt" fo:font-style="normal" fo:text-shadow="none" style:text-underline-style="solid" style:text-underline-width="auto" style:text-underline-color="font-color" fo:font-weight="bold" style:font-size-asian="36pt" style:font-style-asian="normal" style:font-weight-asian="bold" style:font-size-complex="36pt" style:font-style-complex="normal" style:font-weight-complex="bold"/>
    </style:style>
    <style:style style:name="T109" style:family="text">
      <style:text-properties fo:color="#000000" style:text-outline="false" style:font-name="Segoe UI1" fo:font-size="36pt" fo:font-style="normal" fo:text-shadow="none" fo:font-weight="bold" style:font-size-asian="36pt" style:font-style-asian="normal" style:font-weight-asian="bold" style:font-size-complex="36pt" style:font-style-complex="normal" style:font-weight-complex="bold"/>
    </style:style>
    <style:style style:name="T110" style:family="text">
      <style:text-properties fo:color="#000000" style:text-outline="false" style:font-name="Segoe UI1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11" style:family="text">
      <style:text-properties fo:color="#000000" style:text-outline="false" style:font-name="Segoe UI Semibold1" fo:font-size="28pt" fo:font-style="normal" fo:text-shadow="none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112" style:family="text">
      <style:text-properties fo:color="#023f62" style:text-outline="false" style:font-name="Segoe UI Semibold" fo:font-size="36pt" fo:font-style="italic" fo:text-shadow="none" style:text-underline-style="none" fo:font-weight="bold" style:font-size-asian="36pt" style:font-style-asian="italic" style:font-weight-asian="bold" style:font-name-complex="LSBSymbol" style:font-size-complex="36pt" style:font-style-complex="italic" style:font-weight-complex="bold"/>
    </style:style>
    <style:style style:name="T113" style:family="text">
      <style:text-properties fo:color="#023f62" style:text-outline="false" style:font-name="Segoe UI Semibold" fo:font-size="36pt" fo:font-style="italic" fo:text-shadow="none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114" style:family="text">
      <style:text-properties fo:color="#ce181e" style:text-outline="false" style:font-name="Arial" fo:font-size="36pt" fo:font-style="italic" fo:text-shadow="none" style:text-underline-style="none" fo:font-weight="bold" style:font-size-asian="36pt" style:font-style-asian="italic" style:font-weight-asian="bold" style:font-name-complex="LSBSymbol" style:font-size-complex="36pt" style:font-style-complex="italic" style:font-weight-complex="bold"/>
    </style:style>
    <style:style style:name="T115" style:family="text">
      <style:text-properties fo:color="#000000" style:text-outline="false" style:font-name="Segoe UI Semibold1" fo:font-size="36pt" fo:font-style="normal" fo:text-shadow="none" style:text-underline-style="none" fo:font-weight="bold" style:font-size-asian="36pt" style:font-style-asian="normal" style:font-weight-asian="bold" style:font-name-complex="LSBSymbol" style:font-size-complex="36pt" style:font-style-complex="normal" style:font-weight-complex="bold"/>
    </style:style>
    <style:style style:name="T116" style:family="text">
      <style:text-properties fo:color="#000000" style:text-outline="false" style:font-name="Segoe UI1" fo:font-size="36pt" fo:font-style="normal" fo:text-shadow="none" style:text-underline-style="none" fo:font-weight="bold" style:font-size-asian="36pt" style:font-style-asian="normal" style:font-weight-asian="bold" style:font-size-complex="36pt" style:language-complex="he" style:country-complex="IL" style:font-style-complex="normal" style:font-weight-complex="bold"/>
    </style:style>
    <style:style style:name="T117" style:family="text">
      <style:text-properties fo:font-variant="normal" fo:text-transform="none" fo:color="#000000" style:text-outline="false" style:text-line-through-style="none" style:text-line-through-type="none" style:font-name="Segoe UI Semibold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2" style:font-size-complex="36pt" style:font-style-complex="normal" style:font-weight-complex="bold" style:text-emphasize="none" style:font-relief="none" style:text-overline-style="none" style:text-overline-color="font-color"/>
    </style:style>
    <style:style style:name="T118" style:family="text">
      <style:text-properties fo:color="#000000" style:text-outline="false" style:font-name="Segoe UI Semibold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119" style:family="text">
      <style:text-properties fo:color="#000000" style:text-outline="false" style:font-name="Segoe UI Semibold" fo:font-size="20pt" fo:font-style="normal" fo:text-shadow="none" style:text-underline-style="none" fo:font-weight="bold" style:font-name-asian="Times New Roman2" style:font-size-asian="20pt" style:language-asian="ar" style:country-asian="SA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" draw:text-style-name="P3" draw:layer="layout" svg:width="20.32cm" svg:height="2.869cm" svg:x="4.064cm" svg:y="0.508cm">
          <draw:text-box>
            <text:p text:style-name="P2"><text:span text:style-name="T2">Lent Midweek 5</text:span></text:p>
            <text:p text:style-name="P2"><text:span text:style-name="T2">April 10, 2019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" draw:text-style-name="P3" draw:layer="layout" svg:width="20.32cm" svg:height="3.063cm" svg:x="4.064cm" svg:y="0.508cm">
          <draw:text-box>
            <text:p text:style-name="P5"><text:span text:style-name="T3">HYMN #435</text:span></text:p>
            <text:p text:style-name="P2"><text:span text:style-name="T4">“</text:span><text:span text:style-name="T4">Come to Calvary's Holy Mountain” 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5" draw:text-style-name="P7" draw:layer="layout" svg:width="25.4cm" svg:height="7.112cm" svg:x="1.27cm" svg:y="0.508cm">
          <draw:text-box>
            <text:p text:style-name="P6"><text:span text:style-name="T5">1. </text:span><text:span text:style-name="T6">Come to Calv’ry’s holy mountain, </text:span><text:span text:style-name="T6"><text:line-break/></text:span><text:span text:style-name="T6">Sinners, ruined by the fall; </text:span><text:span text:style-name="T6"><text:line-break/></text:span><text:span text:style-name="T6">Here a pure and healing fountain </text:span><text:span text:style-name="T6"><text:line-break/></text:span><text:span text:style-name="T6">Flows for you, for me, for all,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6" draw:text-style-name="P7" draw:layer="layout" svg:width="25.4cm" svg:height="3.81cm" svg:x="1.27cm" svg:y="0.508cm">
          <draw:text-box>
            <text:p text:style-name="P6"><text:span text:style-name="T6">In a full, perpetual tide, </text:span><text:span text:style-name="T6"><text:line-break/></text:span><text:span text:style-name="T6">Opened when our Savior died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7" draw:text-style-name="P7" draw:layer="layout" svg:width="25.4cm" svg:height="7.011cm" svg:x="1.27cm" svg:y="0.508cm">
          <draw:text-box>
            <text:p text:style-name="P6"><text:span text:style-name="T7">2. </text:span><text:span text:style-name="T8">Come in poverty and meanness, </text:span><text:span text:style-name="T8"><text:line-break/></text:span><text:span text:style-name="T8">Come defiled, without, within; </text:span><text:span text:style-name="T8"><text:line-break/></text:span><text:span text:style-name="T8">From infection and uncleanness, </text:span><text:span text:style-name="T8"><text:line-break/></text:span><text:span text:style-name="T8">From the leprosy of sin,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8" draw:text-style-name="P7" draw:layer="layout" svg:width="25.4cm" svg:height="3.81cm" svg:x="1.27cm" svg:y="0.508cm">
          <draw:text-box>
            <text:p text:style-name="P6"><text:span text:style-name="T8">Wash your robes and make them white; </text:span><text:span text:style-name="T8"><text:line-break/></text:span><text:span text:style-name="T8">Ye shall walk with God in light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9" draw:text-style-name="P7" draw:layer="layout" svg:width="25.4cm" svg:height="7.011cm" svg:x="1.27cm" svg:y="0.508cm">
          <draw:text-box>
            <text:p text:style-name="P6"><text:span text:style-name="T7">3.</text:span><text:span text:style-name="T7"><text:tab/></text:span><text:span text:style-name="T8">Come in sorrow and contrition, </text:span><text:span text:style-name="T8"><text:line-break/></text:span><text:span text:style-name="T8">Wounded, impotent, and blind; </text:span><text:span text:style-name="T8"><text:line-break/></text:span><text:span text:style-name="T8">Here the guilty, free remission, </text:span><text:span text:style-name="T8"><text:line-break/></text:span><text:span text:style-name="T8">Here the troubled, peace may find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0" draw:text-style-name="P7" draw:layer="layout" svg:width="25.4cm" svg:height="3.81cm" svg:x="1.27cm" svg:y="0.508cm">
          <draw:text-box>
            <text:p text:style-name="P6"><text:span text:style-name="T8">Health this fountain will restore; </text:span><text:span text:style-name="T8"><text:line-break/></text:span><text:span text:style-name="T8">They that drink shall thirst no more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1" draw:text-style-name="P7" draw:layer="layout" svg:width="25.4cm" svg:height="7.011cm" svg:x="1.27cm" svg:y="0.508cm">
          <draw:text-box>
            <text:p text:style-name="P8"><text:span text:style-name="T7">4. </text:span><text:span text:style-name="T8">They that drink shall live forever;</text:span></text:p>
            <text:p text:style-name="P8"><text:span text:style-name="T8">’</text:span><text:span text:style-name="T8">Tis a soul-renewing flood.</text:span></text:p>
            <text:p text:style-name="P8"><text:span text:style-name="T8">God is faithful; God will never</text:span></text:p>
            <text:p text:style-name="P6"><text:span text:style-name="T8">Break His covenant of blood,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2" draw:text-style-name="P7" draw:layer="layout" svg:width="25.4cm" svg:height="10.771cm" svg:x="1.27cm" svg:y="0.508cm">
          <draw:text-box>
            <text:p text:style-name="P8"><text:span text:style-name="T8">Signed when our Redeemer died,</text:span></text:p>
            <text:p text:style-name="P8"><text:span text:style-name="T8">Sealed when He was glorified.</text:span></text:p>
            <text:p text:style-name="P8"><text:span text:style-name="T9"/></text:p>
            <text:p text:style-name="P8"><text:span text:style-name="T9"/></text:p>
            <text:p text:style-name="P8"><text:span text:style-name="T10"/></text:p>
            <text:p text:style-name="P8"><text:span text:style-name="T11"/></text:p>
            <text:p text:style-name="P8"><text:span text:style-name="T11"/></text:p>
            <text:p text:style-name="P8"><text:span text:style-name="T11"/></text:p>
            <text:p text:style-name="P8"><text:span text:style-name="T11"/></text:p>
            <text:p text:style-name="P9"><text:span text:style-name="T11"><text:s text:c="12"/></text:span><text:span text:style-name="T11">Public Domai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3" draw:text-style-name="P12" draw:layer="layout" svg:width="25.4cm" svg:height="6.256cm" svg:x="1.27cm" svg:y="0.508cm">
          <draw:text-box>
            <text:p text:style-name="P10"><text:span text:style-name="T12">INVOCATION &amp; OPENING SENTENCES</text:span></text:p>
            <text:p text:style-name="P11"><text:span text:style-name="T13">P: In the beginning was the Word, and the Word was with God,</text:span></text:p>
            <text:p text:style-name="P11"><text:span text:style-name="T14">C: </text:span><text:span text:style-name="T8">and the Word was God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25.4cm" svg:height="6.824cm" svg:x="1.27cm" svg:y="0.508cm">
          <draw:text-box>
            <text:p text:style-name="P13"><text:span text:style-name="T13">P: The Word became flesh and dwelt among us,</text:span></text:p>
            <text:p text:style-name="P13"><text:span text:style-name="T14">C: </text:span><text:span text:style-name="T8">and we have seen His glory, glory as of</text:span></text:p>
            <text:p text:style-name="P13"><text:span text:style-name="T8"><text:s text:c="4"/></text:span><text:span text:style-name="T8">the only Son from the Father, full of <text:s text:c="2"/></text:span></text:p>
            <text:p text:style-name="P13"><text:span text:style-name="T8"><text:s text:c="4"/></text:span><text:span text:style-name="T8">grace and truth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25.654cm" svg:height="5.334cm" svg:x="1.27cm" svg:y="0.508cm">
          <draw:text-box>
            <text:p text:style-name="P13"><text:span text:style-name="T13">P: Since therefore the children share in flesh and blood,</text:span></text:p>
            <text:p text:style-name="P13"><text:span text:style-name="T14">C: </text:span><text:span text:style-name="T8">He Himself partook of the same things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16" draw:text-style-name="P14" draw:layer="layout" svg:width="25.654cm" svg:height="5.334cm" svg:x="1.27cm" svg:y="0.508cm">
          <draw:text-box>
            <text:p text:style-name="P13"><text:span text:style-name="T13">P: Great indeed, we confess, is the mystery of godliness:</text:span></text:p>
            <text:p text:style-name="P13"><text:span text:style-name="T14">C: </text:span><text:span text:style-name="T8">He was manifested in the flesh,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25.654cm" svg:height="6.637cm" svg:x="1.27cm" svg:y="0.508cm">
          <draw:text-box>
            <text:p text:style-name="P13"><text:span text:style-name="T13">P: vindicated by the Spirit, seen by the angels, proclaimed among the nations,</text:span></text:p>
            <text:p text:style-name="P13"><text:span text:style-name="T14">C: </text:span><text:span text:style-name="T8">believed on in the world, taken up in glory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18" draw:text-style-name="P14" draw:layer="layout" svg:width="25.654cm" svg:height="5.334cm" svg:x="1.27cm" svg:y="0.508cm">
          <draw:text-box>
            <text:p text:style-name="P13"><text:span text:style-name="T13">P: For I know that my Redeemer lives,</text:span></text:p>
            <text:p text:style-name="P13"><text:span text:style-name="T14">C: </text:span><text:span text:style-name="T8">and at the last He will stand upon the earth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25.654cm" svg:height="3.81cm" svg:x="1.27cm" svg:y="0.508cm">
          <draw:text-box>
            <text:p text:style-name="P13"><text:span text:style-name="T13">P: And aftermy skin has been thus destroyed,</text:span></text:p>
            <text:p text:style-name="P13"><text:span text:style-name="T14">C: </text:span><text:span text:style-name="T8">yet in my flesh I shall see God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0" draw:text-style-name="P14" draw:layer="layout" svg:width="25.654cm" svg:height="6.823cm" svg:x="1.27cm" svg:y="0.508cm">
          <draw:text-box>
            <text:p text:style-name="P15"><text:span text:style-name="T12">CONFESSION</text:span></text:p>
            <text:p text:style-name="P13"><text:span text:style-name="T13">P: As we consider the true humanity of our Lord, let us confess our human failings.</text:span></text:p>
            <text:p text:style-name="P13"><text:span text:style-name="T15"/></text:p>
            <text:p text:style-name="P15"><text:span text:style-name="T16">+ </text:span><text:span text:style-name="T17">Silence for reflection on God’s Word and for self-examination </text:span><text:span text:style-name="T16">+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94" presentation:presentation-page-layout-name="AL1T0">
        <office:forms form:automatic-focus="false" form:apply-design-mode="false"/>
        <draw:custom-shape draw:style-name="gr2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3" draw:text-style-name="P16" draw:layer="layout" svg:width="26.162cm" svg:height="8.327cm" svg:x="1.016cm" svg:y="0.579cm">
          <draw:text-box>
            <text:p><text:span text:style-name="T18">A: </text:span><text:span text:style-name="T19">In the Sermon on the Mount, Jesus said, “When </text:span></text:p>
            <text:p><text:span text:style-name="T19"><text:s text:c="4"/></text:span><text:span text:style-name="T19">you fast,” </text:span></text:p>
            <text:p><text:span text:style-name="T20">C: </text:span><text:span text:style-name="T21">but we have avoided </text:span><text:span text:style-name="T22">physical discomfort</text:span><text:span text:style-name="T21"> </text:span></text:p>
            <text:p><text:span text:style-name="T21"><text:s text:c="4"/></text:span><text:span text:style-name="T21">and preferred less physical “spiritual” </text:span></text:p>
            <text:p><text:span text:style-name="T21"><text:s text:c="4"/></text:span><text:span text:style-name="T21">disciplines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94" presentation:presentation-page-layout-name="AL1T0">
        <office:forms form:automatic-focus="false" form:apply-design-mode="false"/>
        <draw:custom-shape draw:style-name="gr2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4" draw:text-style-name="P16" draw:layer="layout" svg:width="26.162cm" svg:height="6.824cm" svg:x="1.016cm" svg:y="0.579cm">
          <draw:text-box>
            <text:p><text:span text:style-name="T18">A: </text:span><text:span text:style-name="T19">Jesus prayed, “I am praying for them,”</text:span></text:p>
            <text:p><text:span text:style-name="T20">C:</text:span><text:span text:style-name="T23"> </text:span><text:span text:style-name="T21">but we have spent more time praying </text:span></text:p>
            <text:p><text:span text:style-name="T21"><text:s text:c="4"/></text:span><text:span text:style-name="T21">for ourselves than interceding for </text:span></text:p>
            <text:p><text:span text:style-name="T21"><text:s text:c="4"/></text:span><text:span text:style-name="T21">others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94" presentation:presentation-page-layout-name="AL1T0">
        <office:forms form:automatic-focus="false" form:apply-design-mode="false"/>
        <draw:custom-shape draw:style-name="gr2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5" draw:text-style-name="P16" draw:layer="layout" svg:width="26.162cm" svg:height="6.025cm" svg:x="1.016cm" svg:y="0.579cm">
          <draw:text-box>
            <text:p><text:span text:style-name="T24">A: </text:span><text:span text:style-name="T25">Jesus “was despised and rejected by men,”</text:span></text:p>
            <text:p><text:span text:style-name="T26">C: </text:span><text:span text:style-name="T21">but we have avoided opposition </text:span></text:p>
            <text:p><text:span text:style-name="T21"><text:s text:c="4"/></text:span><text:span text:style-name="T21">whenever possible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94" presentation:presentation-page-layout-name="AL1T0">
        <office:forms form:automatic-focus="false" form:apply-design-mode="false"/>
        <draw:custom-shape draw:style-name="gr2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5" draw:text-style-name="P17" draw:layer="layout" svg:width="26.162cm" svg:height="6.025cm" svg:x="1.016cm" svg:y="0.579cm">
          <draw:text-box>
            <text:p><text:span text:style-name="T24">A: </text:span><text:span text:style-name="T25">Jesus’ garments were stripped from Him,</text:span></text:p>
            <text:p><text:span text:style-name="T26">C: </text:span><text:span text:style-name="T21">but we have tried to hide our shame </text:span></text:p>
            <text:p><text:span text:style-name="T21"><text:s text:c="4"/></text:span><text:span text:style-name="T21">from God and one another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94" presentation:presentation-page-layout-name="AL1T0">
        <office:forms form:automatic-focus="false" form:apply-design-mode="false"/>
        <draw:custom-shape draw:style-name="gr2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6" draw:text-style-name="P16" draw:layer="layout" svg:width="26.162cm" svg:height="6.637cm" svg:x="1.016cm" svg:y="0.579cm">
          <draw:text-box>
            <text:p><text:span text:style-name="T18">A: </text:span><text:span text:style-name="T19">Jesus provided for His mother, who gave Him </text:span></text:p>
            <text:p><text:span text:style-name="T19"><text:s text:c="4"/></text:span><text:span text:style-name="T19">life, even while on the cross,</text:span></text:p>
            <text:p><text:span text:style-name="T20">C: </text:span><text:span text:style-name="T21">but we have neglected the Church, who </text:span></text:p>
            <text:p><text:span text:style-name="T21"><text:s text:c="4"/></text:span><text:span text:style-name="T21">gives us news of eternal life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94" presentation:presentation-page-layout-name="AL1T0">
        <office:forms form:automatic-focus="false" form:apply-design-mode="false"/>
        <draw:custom-shape draw:style-name="gr2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3" draw:text-style-name="P16" draw:layer="layout" svg:width="26.162cm" svg:height="8.327cm" svg:x="1.016cm" svg:y="0.579cm">
          <draw:text-box>
            <text:p><text:span text:style-name="T18">A: </text:span><text:span text:style-name="T19">Jesus, while dying to save us, admitted His </text:span></text:p>
            <text:p><text:span text:style-name="T19"><text:s text:c="4"/></text:span><text:span text:style-name="T19">physical need, saying, “I thirst,”</text:span></text:p>
            <text:p><text:span text:style-name="T20">C: </text:span><text:span text:style-name="T21">but we often make decisions based on </text:span></text:p>
            <text:p><text:span text:style-name="T21"><text:s text:c="4"/></text:span><text:span text:style-name="T21">our creature comforts instead of our </text:span></text:p>
            <text:p><text:span text:style-name="T21"><text:s text:c="4"/></text:span><text:span text:style-name="T21">faith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7" draw:text-style-name="P16" draw:layer="layout" svg:width="26.162cm" svg:height="6.637cm" svg:x="1.016cm" svg:y="0.579cm">
          <draw:text-box>
            <text:p><text:span text:style-name="T24">A: </text:span><text:span text:style-name="T25">Jesus loved His disciples to the end and washed </text:span></text:p>
            <text:p><text:span text:style-name="T25"><text:s text:c="4"/></text:span><text:span text:style-name="T25">their feet, </text:span></text:p>
            <text:p><text:span text:style-name="T26">C: </text:span><text:span text:style-name="T21">but too often we have served because it </text:span></text:p>
            <text:p><text:span text:style-name="T21"><text:s text:c="4"/></text:span><text:span text:style-name="T21">was expected, not out of love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7" draw:text-style-name="P16" draw:layer="layout" svg:width="26.162cm" svg:height="6.637cm" svg:x="1.016cm" svg:y="0.579cm">
          <draw:text-box>
            <text:p><text:span text:style-name="T18">A: </text:span><text:span text:style-name="T19">Jesus said of His life, “I lay it down of My own </text:span></text:p>
            <text:p><text:span text:style-name="T19"><text:s text:c="4"/></text:span><text:span text:style-name="T19">accord,”</text:span></text:p>
            <text:p><text:span text:style-name="T20">C: </text:span><text:span text:style-name="T21">but we have sought to save our own </text:span></text:p>
            <text:p><text:span text:style-name="T21"><text:s text:c="4"/></text:span><text:span text:style-name="T21">skins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8" draw:text-style-name="P16" draw:layer="layout" svg:width="26.162cm" svg:height="6.025cm" svg:x="1.016cm" svg:y="0.579cm">
          <draw:text-box>
            <text:p><text:span text:style-name="T24">A: </text:span><text:span text:style-name="T25">Jesus was buried and rested in the tomb,</text:span></text:p>
            <text:p><text:span text:style-name="T26">C: </text:span><text:span text:style-name="T21">but we have looked for ways to avoid </text:span></text:p>
            <text:p><text:span text:style-name="T21"><text:s text:c="4"/></text:span><text:span text:style-name="T21">even talking about death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7" draw:text-style-name="P16" draw:layer="layout" svg:width="26.162cm" svg:height="6.637cm" svg:x="1.016cm" svg:y="0.579cm">
          <draw:text-box>
            <text:p><text:span text:style-name="T18">A:</text:span><text:span text:style-name="T19"><text:tab/></text:span><text:span text:style-name="T19">Jesus surprised everyone when He rose on </text:span></text:p>
            <text:p><text:span text:style-name="T19"><text:s text:c="4"/></text:span><text:span text:style-name="T19">Easter,</text:span></text:p>
            <text:p><text:span text:style-name="T20">C: </text:span><text:span text:style-name="T21">but we have failed to live as those who </text:span></text:p>
            <text:p><text:span text:style-name="T21"><text:s text:c="4"/></text:span><text:span text:style-name="T21">will also rise to live with Him forever. 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9" draw:text-style-name="P16" draw:layer="layout" svg:width="26.162cm" svg:height="3.631cm" svg:x="1.016cm" svg:y="0.579cm">
          <draw:text-box>
            <text:p><text:span text:style-name="T21"><text:s text:c="4"/></text:span><text:span text:style-name="T21">Have mercy and forgive us, O Lord Jesus </text:span></text:p>
            <text:p><text:span text:style-name="T21"><text:s text:c="4"/></text:span><text:span text:style-name="T21">Christ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94" presentation:presentation-page-layout-name="AL1T0">
        <office:forms form:automatic-focus="false" form:apply-design-mode="false"/>
        <draw:custom-shape draw:style-name="gr2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0" draw:text-style-name="P16" draw:layer="layout" svg:width="26.162cm" svg:height="7.572cm" svg:x="1.016cm" svg:y="0.579cm">
          <draw:text-box>
            <text:p text:style-name="P2"><text:span text:style-name="T27">FORGIVENESS</text:span></text:p>
            <text:p><text:span text:style-name="T28">P:</text:span><text:span text:style-name="T29"><text:tab/></text:span><text:span text:style-name="T29">The man Jesus, the Word made flesh, endured </text:span></text:p>
            <text:p><text:span text:style-name="T29"><text:s text:c="4"/></text:span><text:span text:style-name="T29">hunger, rejection, shame, abuse, and death to </text:span></text:p>
            <text:p><text:span text:style-name="T29"><text:s text:c="4"/></text:span><text:span text:style-name="T29">pay for our sins and to open heaven to all who </text:span></text:p>
            <text:p><text:span text:style-name="T29"><text:s text:c="4"/></text:span><text:span text:style-name="T29">trust in His name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94" presentation:presentation-page-layout-name="AL1T0">
        <office:forms form:automatic-focus="false" form:apply-design-mode="false"/>
        <draw:custom-shape draw:style-name="gr2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1" draw:text-style-name="P16" draw:layer="layout" svg:width="26.162cm" svg:height="7.766cm" svg:x="1.016cm" svg:y="0.579cm">
          <draw:text-box>
            <text:p text:style-name="P18"><text:span text:style-name="T29"><text:s text:c="4"/></text:span><text:span text:style-name="T29">He physically rose and now gives us our daily </text:span></text:p>
            <text:p text:style-name="P18"><text:span text:style-name="T29"><text:s text:c="4"/></text:span><text:span text:style-name="T29">bread, lets His kingdom come to us and through </text:span></text:p>
            <text:p text:style-name="P18"><text:span text:style-name="T29"><text:s text:c="4"/></text:span><text:span text:style-name="T29">us, and moves us to do His will here on earth </text:span></text:p>
            <text:p text:style-name="P18"><text:span text:style-name="T29"><text:s text:c="4"/></text:span><text:span text:style-name="T29">until we follow Him through death to eternity </text:span></text:p>
            <text:p text:style-name="P18"><text:span text:style-name="T29"><text:s text:c="4"/></text:span><text:span text:style-name="T29">with Him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2" draw:text-style-name="P16" draw:layer="layout" svg:width="26.162cm" svg:height="4.947cm" svg:x="1.016cm" svg:y="0.579cm">
          <draw:text-box>
            <text:p text:style-name="P18"><text:span text:style-name="T29"><text:s text:c="3"/></text:span><text:span text:style-name="T30"><text:s/></text:span><text:span text:style-name="T30">May He who began a good work in you bring it </text:span></text:p>
            <text:p text:style-name="P18"><text:span text:style-name="T30"><text:s text:c="4"/></text:span><text:span text:style-name="T30">to completion in the day of Jesus Christ.</text:span></text:p>
            <text:p text:style-name="P18"><text:span text:style-name="T31">C: </text:span><text:span text:style-name="T21">Amen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19"><text:span text:style-name="T1"><text:s/></text:span></text:p>
          </draw:text-box>
        </draw:frame>
        <draw:frame draw:style-name="gr3" draw:text-style-name="P3" draw:layer="layout" svg:width="20.32cm" svg:height="2.869cm" svg:x="4.064cm" svg:y="0.508cm">
          <draw:text-box>
            <text:p text:style-name="P19"><text:span text:style-name="T32">PSALMODY</text:span></text:p>
            <text:p text:style-name="P19"><text:span text:style-name="T2">Psalm</text:span><text:span text:style-name="T33"> </text:span><text:span text:style-name="T34">69:1–21, 29–36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3" draw:text-style-name="P20" draw:layer="layout" svg:width="26.67cm" svg:height="8.14cm" svg:x="0.762cm" svg:y="0.508cm">
          <draw:text-box>
            <text:p text:style-name="P18"><text:span text:style-name="T35">P: </text:span><text:span text:style-name="T36">But I am afflicted and in pain; </text:span><text:span text:style-name="T37">let Your salvation, </text:span></text:p>
            <text:p text:style-name="P18"><text:span text:style-name="T37"><text:s text:c="4"/></text:span><text:span text:style-name="T37">O God, set me on high! </text:span><text:span text:style-name="T38">Save me, O God! </text:span><text:span text:style-name="T39">For the </text:span></text:p>
            <text:p text:style-name="P18"><text:span text:style-name="T39"><text:s text:c="4"/></text:span><text:span text:style-name="T39">waters have come up to my neck.</text:span></text:p>
            <text:p text:style-name="P18"><text:span text:style-name="T40">C: </text:span><text:span text:style-name="T41">I sink in deep mire, where there is no </text:span></text:p>
            <text:p text:style-name="P18"><text:span text:style-name="T41"><text:s text:c="4"/></text:span><text:span text:style-name="T41">foothold;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3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4" draw:text-style-name="P21" draw:layer="layout" svg:width="25.146cm" svg:height="4.064cm" svg:x="1.27cm" svg:y="0.508cm">
          <draw:text-box>
            <text:p text:style-name="P18"><text:span text:style-name="T42">P:</text:span><text:span text:style-name="T43"><text:tab/></text:span><text:span text:style-name="T43">I have come into deep waters,</text:span></text:p>
            <text:p text:style-name="P18"><text:span text:style-name="T44">C:</text:span><text:span text:style-name="T45"><text:tab/></text:span><text:span text:style-name="T41">and the flood sweeps over me.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3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5" draw:text-style-name="P21" draw:layer="layout" svg:width="25.146cm" svg:height="6.637cm" svg:x="1.27cm" svg:y="0.508cm">
          <draw:text-box>
            <text:p text:style-name="P18"><text:span text:style-name="T46">P: </text:span><text:span text:style-name="T38">I am weary with my crying out; </text:span><text:span text:style-name="T39">my throat is </text:span></text:p>
            <text:p text:style-name="P18"><text:span text:style-name="T39"><text:s text:c="4"/></text:span><text:span text:style-name="T39">parched.</text:span></text:p>
            <text:p text:style-name="P18"><text:span text:style-name="T44">C:</text:span><text:span text:style-name="T45"><text:tab/></text:span><text:span text:style-name="T41">My eyes grow dim with waiting for my </text:span></text:p>
            <text:p text:style-name="P18"><text:span text:style-name="T41"><text:s text:c="4"/></text:span><text:span text:style-name="T41">God. 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3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5" draw:text-style-name="P21" draw:layer="layout" svg:width="25.146cm" svg:height="6.637cm" svg:x="1.27cm" svg:y="0.508cm">
          <draw:text-box>
            <text:p><text:span text:style-name="T47">P: </text:span><text:span text:style-name="T48">More in number than the hairs of my head </text:span></text:p>
            <text:p><text:span text:style-name="T48"><text:s text:c="4"/></text:span><text:span text:style-name="T49">are those who hate me without cause;</text:span></text:p>
            <text:p><text:span text:style-name="T50">C: </text:span><text:span text:style-name="T51">mighty are those who would destroy </text:span></text:p>
            <text:p><text:span text:style-name="T51"><text:s text:c="4"/></text:span><text:span text:style-name="T51">me, those who attack me with lies.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3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6" draw:text-style-name="P21" draw:layer="layout" svg:width="25.146cm" svg:height="5.588cm" svg:x="1.27cm" svg:y="0.508cm">
          <draw:text-box>
            <text:p><text:span text:style-name="T47">P:</text:span><text:span text:style-name="T48"><text:tab/></text:span><text:span text:style-name="T48">What I did not steal </text:span><text:span text:style-name="T49">must I now restore?</text:span></text:p>
            <text:p><text:span text:style-name="T52">C: </text:span><text:span text:style-name="T51">O God, You know my folly; the wrongs </text:span></text:p>
            <text:p><text:span text:style-name="T51"><text:s text:c="4"/></text:span><text:span text:style-name="T51">I have done are not hidden from You.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3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7" draw:text-style-name="P21" draw:layer="layout" svg:width="25.146cm" svg:height="8.327cm" svg:x="1.27cm" svg:y="0.508cm">
          <draw:text-box>
            <text:p><text:span text:style-name="T53">P:</text:span><text:span text:style-name="T54"><text:tab/></text:span><text:span text:style-name="T54">Let not those who hope in You be put to </text:span></text:p>
            <text:p><text:span text:style-name="T54"><text:s text:c="4"/></text:span><text:span text:style-name="T54">shame through me, </text:span><text:span text:style-name="T55">O Lord </text:span><text:span text:style-name="T56">God</text:span><text:span text:style-name="T55"> of hosts;</text:span></text:p>
            <text:p><text:span text:style-name="T57">C: </text:span><text:span text:style-name="T51">let not those who seek You be brought </text:span></text:p>
            <text:p><text:span text:style-name="T51"><text:s text:c="4"/></text:span><text:span text:style-name="T51">to dishonor through me, O God of </text:span></text:p>
            <text:p><text:span text:style-name="T51"><text:s text:c="4"/></text:span><text:span text:style-name="T51">Israel.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3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5" draw:text-style-name="P22" draw:layer="layout" svg:width="25.654cm" svg:height="6.637cm" svg:x="1.27cm" svg:y="0.508cm">
          <draw:text-box>
            <text:p><text:span text:style-name="T47">P: </text:span><text:span text:style-name="T48">For it is for Your sake that I have borne </text:span></text:p>
            <text:p><text:span text:style-name="T48"><text:s text:c="4"/></text:span><text:span text:style-name="T48">reproach, </text:span><text:span text:style-name="T49">that dishonor has covered my face.</text:span></text:p>
            <text:p><text:span text:style-name="T52">C: </text:span><text:span text:style-name="T51">I have become a stranger to my </text:span></text:p>
            <text:p><text:span text:style-name="T51"><text:s text:c="4"/></text:span><text:span text:style-name="T51">brothers, an alien to my mother’s sons.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4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8" draw:text-style-name="P22" draw:layer="layout" svg:width="25.654cm" svg:height="5.37cm" svg:x="1.27cm" svg:y="0.508cm">
          <draw:text-box>
            <text:p><text:span text:style-name="T47">P:</text:span><text:span text:style-name="T48"><text:tab/></text:span><text:span text:style-name="T48">For zeal for Your house has consumed me,</text:span></text:p>
            <text:p><text:span text:style-name="T52">C: </text:span><text:span text:style-name="T51">and the reproaches of those who </text:span></text:p>
            <text:p><text:span text:style-name="T51"><text:s text:c="4"/></text:span><text:span text:style-name="T51">reproach You have fallen on me.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4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5" draw:text-style-name="P22" draw:layer="layout" svg:width="25.654cm" svg:height="6.637cm" svg:x="1.27cm" svg:y="0.508cm">
          <draw:text-box>
            <text:p><text:span text:style-name="T47">P:</text:span><text:span text:style-name="T48"><text:tab/></text:span><text:span text:style-name="T48">When I wept and humbled my soul with </text:span></text:p>
            <text:p><text:span text:style-name="T48"><text:s text:c="4"/></text:span><text:span text:style-name="T48">fasting, </text:span><text:span text:style-name="T49">it became my reproach.</text:span></text:p>
            <text:p><text:span text:style-name="T52">C: </text:span><text:span text:style-name="T51">When I made sackcloth my clothing, I </text:span></text:p>
            <text:p><text:span text:style-name="T51"><text:s text:c="4"/></text:span><text:span text:style-name="T51">became a byword to them.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4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8" draw:text-style-name="P22" draw:layer="layout" svg:width="25.654cm" svg:height="5.37cm" svg:x="1.27cm" svg:y="0.508cm">
          <draw:text-box>
            <text:p><text:span text:style-name="T47">P:</text:span><text:span text:style-name="T48"><text:tab/></text:span><text:span text:style-name="T48">I am the talk of those who sit in the gate,</text:span></text:p>
            <text:p><text:span text:style-name="T58">C: </text:span><text:span text:style-name="T59">and the drunkards make songs about </text:span></text:p>
            <text:p><text:span text:style-name="T59"><text:s text:c="4"/></text:span><text:span text:style-name="T59">me. 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4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9" draw:text-style-name="P22" draw:layer="layout" svg:width="26.416cm" svg:height="6.858cm" svg:x="0.762cm" svg:y="0.508cm">
          <draw:text-box>
            <text:p><text:span text:style-name="T47">P: </text:span><text:span text:style-name="T48">But as for me, my prayer is to You, O </text:span><text:span text:style-name="T60">Lord</text:span><text:span text:style-name="T48">.</text:span></text:p>
            <text:p><text:span text:style-name="T52">C: </text:span><text:span text:style-name="T51">At an acceptable time, O God, in the </text:span></text:p>
            <text:p><text:span text:style-name="T51"><text:s text:c="4"/></text:span><text:span text:style-name="T51">abundance of Your steadfast love answer </text:span></text:p>
            <text:p><text:span text:style-name="T51"><text:s text:c="4"/></text:span><text:span text:style-name="T51">me in Your saving faithfulness.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4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8" draw:text-style-name="P22" draw:layer="layout" svg:width="26.416cm" svg:height="5.37cm" svg:x="0.762cm" svg:y="0.508cm">
          <draw:text-box>
            <text:p><text:span text:style-name="T47">P:</text:span><text:span text:style-name="T48"><text:tab/></text:span><text:span text:style-name="T48">Deliver me </text:span><text:span text:style-name="T49">from sinking in the mire;</text:span></text:p>
            <text:p><text:span text:style-name="T52">C: </text:span><text:span text:style-name="T51">let me be delivered from my enemies </text:span></text:p>
            <text:p><text:span text:style-name="T51"><text:s text:c="4"/></text:span><text:span text:style-name="T51">and from the deep waters.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4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8" draw:text-style-name="P22" draw:layer="layout" svg:width="26.416cm" svg:height="5.37cm" svg:x="0.762cm" svg:y="0.508cm">
          <draw:text-box>
            <text:p><text:span text:style-name="T47">P: </text:span><text:span text:style-name="T48">Let not the flood sweep over me,</text:span></text:p>
            <text:p><text:span text:style-name="T52">C: </text:span><text:span text:style-name="T51">or the deep swallow me up, or the pit </text:span></text:p>
            <text:p><text:span text:style-name="T51"><text:s text:c="4"/></text:span><text:span text:style-name="T51">close its mouth over me.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4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5" draw:text-style-name="P22" draw:layer="layout" svg:width="26.416cm" svg:height="6.637cm" svg:x="0.762cm" svg:y="0.508cm">
          <draw:text-box>
            <text:p><text:span text:style-name="T47">P</text:span><text:span text:style-name="T61">: </text:span><text:span text:style-name="T49">Answer me, O </text:span><text:span text:style-name="T60">Lord</text:span><text:span text:style-name="T49">, for Your steadfast</text:span><text:span text:style-name="T48"> love is </text:span></text:p>
            <text:p><text:span text:style-name="T48"><text:s text:c="4"/></text:span><text:span text:style-name="T48">good;</text:span></text:p>
            <text:p><text:span text:style-name="T52">C: </text:span><text:span text:style-name="T51">according to Your abundant mercy, turn </text:span></text:p>
            <text:p><text:span text:style-name="T51"><text:s text:c="4"/></text:span><text:span text:style-name="T51">to me.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4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8" draw:text-style-name="P22" draw:layer="layout" svg:width="26.416cm" svg:height="5.37cm" svg:x="0.762cm" svg:y="0.508cm">
          <draw:text-box>
            <text:p><text:span text:style-name="T47">P: </text:span><text:span text:style-name="T48">Hide not Your face from Your servant,</text:span></text:p>
            <text:p><text:span text:style-name="T52">C: </text:span><text:span text:style-name="T51">for I am in distress; make haste to </text:span></text:p>
            <text:p><text:span text:style-name="T51"><text:s text:c="4"/></text:span><text:span text:style-name="T51">answer me.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4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40" draw:text-style-name="P22" draw:layer="layout" svg:width="26.416cm" svg:height="3.81cm" svg:x="0.762cm" svg:y="0.508cm">
          <draw:text-box>
            <text:p><text:span text:style-name="T47">P: </text:span><text:span text:style-name="T48">Draw near to my soul, redeem me;</text:span></text:p>
            <text:p><text:span text:style-name="T52">C: </text:span><text:span text:style-name="T51">ransom me because of my enemies!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4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41" draw:text-style-name="P23" draw:layer="layout" svg:width="26.416cm" svg:height="5.134cm" svg:x="0.762cm" svg:y="0.508cm">
          <draw:text-box>
            <text:p><text:span text:style-name="T53">P: </text:span><text:span text:style-name="T54">You know my reproach,</text:span></text:p>
            <text:p><text:span text:style-name="T57">C: </text:span><text:span text:style-name="T51">and my shame and my dishonor; my </text:span></text:p>
            <text:p><text:span text:style-name="T51"><text:s text:c="4"/></text:span><text:span text:style-name="T51">foes are all known to You.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5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5" draw:text-style-name="P23" draw:layer="layout" svg:width="26.416cm" svg:height="6.637cm" svg:x="0.762cm" svg:y="0.508cm">
          <draw:text-box>
            <text:p><text:span text:style-name="T53">P: </text:span><text:span text:style-name="T54">Reproaches have broken my heart,</text:span></text:p>
            <text:p><text:span text:style-name="T57">C: </text:span><text:span text:style-name="T51">so that I am in despair.</text:span></text:p>
            <text:p><text:span text:style-name="T62">P: </text:span><text:span text:style-name="T63">I looked for pity, but there was none,</text:span></text:p>
            <text:p><text:span text:style-name="T64">C: </text:span><text:span text:style-name="T51">and for comforters, but I found none.</text:span><text:span text:style-name="T65"> 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5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41" draw:text-style-name="P21" draw:layer="layout" svg:width="26.416cm" svg:height="5.134cm" svg:x="0.762cm" svg:y="0.508cm">
          <draw:text-box>
            <text:p><text:span text:style-name="T53">P: </text:span><text:span text:style-name="T54">They gave me poison for food,</text:span></text:p>
            <text:p><text:span text:style-name="T57">C: </text:span><text:span text:style-name="T51">and for my thirst they gave me sour </text:span></text:p>
            <text:p><text:span text:style-name="T51"><text:s text:c="4"/></text:span><text:span text:style-name="T51">wine to drink.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5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42" draw:text-style-name="P24" draw:layer="layout" svg:width="26.416cm" svg:height="5.321cm" svg:x="0.762cm" svg:y="0.508cm">
          <draw:text-box>
            <text:p><text:span text:style-name="T66">All: </text:span><text:span text:style-name="T51">But I am afflicted and in pain;</text:span></text:p>
            <text:p><text:span text:style-name="T51"><text:s text:c="6"/></text:span><text:span text:style-name="T51">let Your salvation, O God, set me on </text:span></text:p>
            <text:p><text:span text:style-name="T51"><text:s text:c="6"/></text:span><text:span text:style-name="T51">high!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5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5" draw:text-style-name="P25" draw:layer="layout" svg:width="26.416cm" svg:height="6.637cm" svg:x="0.762cm" svg:y="0.508cm">
          <draw:text-box>
            <text:p><text:span text:style-name="T67">P: </text:span><text:span text:style-name="T68">I will praise the name of God with a song;</text:span></text:p>
            <text:p><text:span text:style-name="T50">C: </text:span><text:span text:style-name="T51">I will magnify Him with thanksgiving.</text:span></text:p>
            <text:p><text:span text:style-name="T67">P: </text:span><text:span text:style-name="T68">This will please the </text:span><text:span text:style-name="T69">Lord</text:span><text:span text:style-name="T68"> more than an ox</text:span></text:p>
            <text:p><text:span text:style-name="T50">C: </text:span><text:span text:style-name="T51">or a bull with horns and hoofs.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5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41" draw:text-style-name="P26" draw:layer="layout" svg:width="25.4cm" svg:height="5.134cm" svg:x="1.27cm" svg:y="0.517cm">
          <draw:text-box>
            <text:p><text:span text:style-name="T62">P: </text:span><text:span text:style-name="T63">When the humble see it they will be glad;</text:span></text:p>
            <text:p><text:span text:style-name="T64">C: </text:span><text:span text:style-name="T51">you who seek God, let your hearts </text:span></text:p>
            <text:p><text:span text:style-name="T51"><text:s text:c="4"/></text:span><text:span text:style-name="T51">revive.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5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43" draw:text-style-name="P26" draw:layer="layout" svg:width="25.4cm" svg:height="5.361cm" svg:x="1.27cm" svg:y="0.517cm">
          <draw:text-box>
            <text:p><text:span text:style-name="T62">P: </text:span><text:span text:style-name="T63">For the </text:span><text:span text:style-name="T70">Lord</text:span><text:span text:style-name="T63"> hears the needy</text:span></text:p>
            <text:p><text:span text:style-name="T64">C: </text:span><text:span text:style-name="T51">and does not despise His own people </text:span></text:p>
            <text:p><text:span text:style-name="T51"><text:s text:c="4"/></text:span><text:span text:style-name="T51">who are prisoners.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5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43" draw:text-style-name="P26" draw:layer="layout" svg:width="25.4cm" svg:height="5.361cm" svg:x="1.27cm" svg:y="0.517cm">
          <draw:text-box>
            <text:p><text:span text:style-name="T62">P: </text:span><text:span text:style-name="T63">Let heaven and earth praise Him,</text:span></text:p>
            <text:p><text:span text:style-name="T64">C: </text:span><text:span text:style-name="T51">the seas and everything that moves in </text:span></text:p>
            <text:p><text:span text:style-name="T51"><text:s text:c="4"/></text:span><text:span text:style-name="T51">them.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5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5" draw:text-style-name="P26" draw:layer="layout" svg:width="25.4cm" svg:height="6.637cm" svg:x="1.27cm" svg:y="0.517cm">
          <draw:text-box>
            <text:p><text:span text:style-name="T71">P: </text:span><text:span text:style-name="T63">For God will save Zion </text:span><text:span text:style-name="T72">and build up the cities </text:span></text:p>
            <text:p><text:span text:style-name="T72"><text:s text:c="4"/></text:span><text:span text:style-name="T72">of Judah,</text:span></text:p>
            <text:p><text:span text:style-name="T50">C: </text:span><text:span text:style-name="T51">and people shall dwell there and </text:span></text:p>
            <text:p><text:span text:style-name="T51"><text:s text:c="4"/></text:span><text:span text:style-name="T51">possess it;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5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43" draw:text-style-name="P25" draw:layer="layout" svg:width="25.4cm" svg:height="5.361cm" svg:x="1.27cm" svg:y="0.517cm">
          <draw:text-box>
            <text:p><text:span text:style-name="T67">P: </text:span><text:span text:style-name="T68">the offspring of His servants shall inherit it,</text:span></text:p>
            <text:p><text:span text:style-name="T50">C: </text:span><text:span text:style-name="T51">and those who love His name shall </text:span></text:p>
            <text:p><text:span text:style-name="T51"><text:s text:c="4"/></text:span><text:span text:style-name="T51">dwell in it.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5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44" draw:text-style-name="P27" draw:layer="layout" svg:width="25.4cm" svg:height="7.011cm" svg:x="1.27cm" svg:y="0.517cm">
          <draw:text-box>
            <text:p><text:span text:style-name="T73">All: </text:span><text:span text:style-name="T51">Glory be to the Father and to the Son <text:s text:c="19"/>and to the Holy Spirit;</text:span></text:p>
            <text:p><text:span text:style-name="T51"><text:tab/></text:span><text:span text:style-name="T51"> <text:s text:c="9"/></text:span><text:span text:style-name="T51">As it was in the beginning,</text:span></text:p>
            <text:p><text:span text:style-name="T51"><text:s text:c="8"/></text:span><text:span text:style-name="T51">is now and will be forever. Amen. 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6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45" draw:text-style-name="P28" draw:layer="layout" svg:width="25.4cm" svg:height="3.293cm" svg:x="1.27cm" svg:y="0.517cm">
          <draw:text-box>
            <text:p text:style-name="P2"><text:span text:style-name="T74">READING</text:span></text:p>
            <text:p text:style-name="P2"><text:span text:style-name="T75">Psalm 22:12–18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6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46" draw:text-style-name="P30" draw:layer="layout" svg:width="24.13cm" svg:height="6.263cm" svg:x="2.032cm" svg:y="0.595cm">
          <draw:text-box>
            <text:p text:style-name="P29"><text:span text:style-name="T76">12</text:span><text:span text:style-name="T77">Many bulls encompass me; </text:span></text:p>
            <text:p text:style-name="P29"><text:span text:style-name="T77">strong bulls of Bashan surround me;</text:span></text:p>
            <text:p text:style-name="P29"><text:span text:style-name="T76">13</text:span><text:span text:style-name="T77">they open wide their mouths at me,</text:span></text:p>
            <text:p text:style-name="P18"><text:span text:style-name="T77">like a ravening and roaring lion.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6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47" draw:text-style-name="P30" draw:layer="layout" svg:width="24.13cm" svg:height="6.263cm" svg:x="2.032cm" svg:y="0.595cm">
          <draw:text-box>
            <text:p text:style-name="P29"><text:span text:style-name="T76">14</text:span><text:span text:style-name="T77">I am poured out like water,</text:span></text:p>
            <text:p text:style-name="P29"><text:span text:style-name="T77">and all my bones are out of joint;</text:span></text:p>
            <text:p text:style-name="P29"><text:span text:style-name="T77">my heart is like wax;</text:span></text:p>
            <text:p text:style-name="P29"><text:span text:style-name="T77">it is melted within my breast; 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6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48" draw:text-style-name="P30" draw:layer="layout" svg:width="24.13cm" svg:height="5.283cm" svg:x="2.032cm" svg:y="0.595cm">
          <draw:text-box>
            <text:p text:style-name="P29"><text:span text:style-name="T78">15</text:span><text:span text:style-name="T79">my strength is dried up like a potsherd,</text:span></text:p>
            <text:p text:style-name="P29"><text:span text:style-name="T79">and my tongue sticks to my jaws;</text:span></text:p>
            <text:p text:style-name="P29"><text:span text:style-name="T79">you lay me in the dust of death. 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6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49" draw:text-style-name="P30" draw:layer="layout" svg:width="24.13cm" svg:height="5.283cm" svg:x="2.032cm" svg:y="0.595cm">
          <draw:text-box>
            <text:p text:style-name="P29"><text:span text:style-name="T76">16</text:span><text:span text:style-name="T77">For dogs encompass me;</text:span></text:p>
            <text:p text:style-name="P29"><text:span text:style-name="T77">a company of evildoers encircles me;</text:span></text:p>
            <text:p text:style-name="P29"><text:span text:style-name="T77">they have pierced my hands and feet—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6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50" draw:text-style-name="P30" draw:layer="layout" svg:width="24.13cm" svg:height="6.263cm" svg:x="2.032cm" svg:y="0.595cm">
          <draw:text-box>
            <text:p text:style-name="P29"><text:span text:style-name="T76">17</text:span><text:span text:style-name="T77">I can count all my bones—</text:span></text:p>
            <text:p text:style-name="P29"><text:span text:style-name="T77">they stare and gloat over me;</text:span></text:p>
            <text:p text:style-name="P29"><text:span text:style-name="T76">18</text:span><text:span text:style-name="T77">they divide my garments among them,</text:span></text:p>
            <text:p text:style-name="P29"><text:span text:style-name="T77">and for my clothing they cast lots.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6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51" draw:text-style-name="P31" draw:layer="layout" svg:width="24.13cm" svg:height="3.977cm" svg:x="2.032cm" svg:y="0.595cm">
          <draw:text-box>
            <text:p><text:span text:style-name="T80">P:</text:span><text:span text:style-name="T81"><text:tab/></text:span><text:span text:style-name="T81">O Lord, have mercy on us.</text:span></text:p>
            <text:p><text:span text:style-name="T82">C: </text:span><text:span text:style-name="T83">Thanks be to God.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6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52" draw:text-style-name="P32" draw:layer="layout" svg:width="24.13cm" svg:height="3.215cm" svg:x="2.032cm" svg:y="0.595cm">
          <draw:text-box>
            <text:p text:style-name="P2"><text:span text:style-name="T84">READING</text:span></text:p>
            <text:p text:style-name="P2"><text:span text:style-name="T75">John 19:28–30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6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53" draw:text-style-name="P31" draw:layer="layout" svg:width="24.638cm" svg:height="3.469cm" svg:x="1.524cm" svg:y="0.595cm">
          <draw:text-box>
            <text:p text:style-name="P18"><text:span text:style-name="T85">28</text:span><text:span text:style-name="T81"> After this, Jesus, knowing that all was now finished, said (to fulfill the Scripture), “I thirst.” 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6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54" draw:text-style-name="P31" draw:layer="layout" svg:width="24.638cm" svg:height="4.76cm" svg:x="1.524cm" svg:y="0.595cm">
          <draw:text-box>
            <text:p text:style-name="P18"><text:span text:style-name="T85">29</text:span><text:span text:style-name="T81"> A jar full of sour wine stood there, so they put a sponge full of the sour wine on a hyssop branch and held it to His mouth. 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7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55" draw:text-style-name="P31" draw:layer="layout" svg:width="24.638cm" svg:height="4.993cm" svg:x="1.524cm" svg:y="0.595cm">
          <draw:text-box>
            <text:p text:style-name="P18"><text:span text:style-name="T85">30</text:span><text:span text:style-name="T81"> When Jesus had received the sour wine, He said, “It is finished,” and He bowed His head and gave up His spirit.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7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56" draw:text-style-name="P33" draw:layer="layout" svg:width="24.638cm" svg:height="3.469cm" svg:x="1.524cm" svg:y="0.595cm">
          <draw:text-box>
            <text:p text:style-name="P18"><text:span text:style-name="T86">P: </text:span><text:span text:style-name="T87">O Lord, have mercy on us.</text:span></text:p>
            <text:p><text:span text:style-name="T88">C: </text:span><text:span text:style-name="T83">Thanks be to God.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7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94" presentation:presentation-page-layout-name="AL1T0">
        <office:forms form:automatic-focus="false" form:apply-design-mode="false"/>
        <draw:custom-shape draw:style-name="gr57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58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59" draw:text-style-name="P34" draw:layer="layout" svg:width="24.78cm" svg:height="3.064cm" svg:x="1.591cm" svg:y="0.482cm">
          <draw:text-box>
            <text:p text:style-name="P2"><text:span text:style-name="T89">HYMN #699</text:span></text:p>
            <text:p text:style-name="P2"><text:span text:style-name="T90">“</text:span><text:span text:style-name="T90">I Heard the Voice of Jesus Say”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7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94" presentation:presentation-page-layout-name="AL1T0">
        <office:forms form:automatic-focus="false" form:apply-design-mode="false"/>
        <draw:custom-shape draw:style-name="gr57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58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60" draw:text-style-name="P34" draw:layer="layout" svg:width="24.78cm" svg:height="7.011cm" svg:x="1.591cm" svg:y="0.482cm">
          <draw:text-box>
            <text:p text:style-name="P2"><text:span text:style-name="T91">1. </text:span><text:span text:style-name="T92">I heard the voice of Jesus say, </text:span><text:span text:style-name="T92"><text:line-break/></text:span><text:span text:style-name="T92">“Come unto Me and rest; </text:span><text:span text:style-name="T92"><text:line-break/></text:span><text:span text:style-name="T92">Lay down, thou weary one, lay down </text:span><text:span text:style-name="T92"><text:line-break/></text:span><text:span text:style-name="T92">Thy head upon My breast.”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7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94" presentation:presentation-page-layout-name="AL1T0">
        <office:forms form:automatic-focus="false" form:apply-design-mode="false"/>
        <draw:custom-shape draw:style-name="gr57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58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60" draw:text-style-name="P34" draw:layer="layout" svg:width="24.78cm" svg:height="7.011cm" svg:x="1.591cm" svg:y="0.482cm">
          <draw:text-box>
            <text:p text:style-name="P35"><text:span text:style-name="T92">I came to Jesus as I was,</text:span></text:p>
            <text:p text:style-name="P2"><text:span text:style-name="T92">So weary, worn, and sad; </text:span><text:span text:style-name="T92"><text:line-break/></text:span><text:span text:style-name="T92">I found in Him a resting place, </text:span><text:span text:style-name="T92"><text:line-break/></text:span><text:span text:style-name="T92">And He has made me glad.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7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94" presentation:presentation-page-layout-name="AL1T0">
        <office:forms form:automatic-focus="false" form:apply-design-mode="false"/>
        <draw:custom-shape draw:style-name="gr57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58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60" draw:text-style-name="P34" draw:layer="layout" svg:width="24.78cm" svg:height="7.011cm" svg:x="1.591cm" svg:y="0.482cm">
          <draw:text-box>
            <text:p text:style-name="P35"><text:span text:style-name="T91">2. </text:span><text:span text:style-name="T92">I heard the voice of Jesus say, </text:span><text:span text:style-name="T92"><text:line-break/></text:span><text:span text:style-name="T92">“Behold, I freely give </text:span><text:span text:style-name="T92"><text:line-break/></text:span><text:span text:style-name="T92">The living water; thirsty one, </text:span><text:span text:style-name="T92"><text:line-break/></text:span><text:span text:style-name="T92">Stoop down and drink and live.”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7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94" presentation:presentation-page-layout-name="AL1T0">
        <office:forms form:automatic-focus="false" form:apply-design-mode="false"/>
        <draw:custom-shape draw:style-name="gr57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58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61" draw:text-style-name="P36" draw:layer="layout" svg:width="25.609cm" svg:height="8.701cm" svg:x="1.287cm" svg:y="0.573cm">
          <draw:text-box>
            <text:p text:style-name="P35"><text:span text:style-name="T92">I came to Jesus, and I drank</text:span><text:span text:style-name="T92"><text:line-break/></text:span><text:span text:style-name="T92">Of that life-giving stream;</text:span><text:span text:style-name="T92"><text:line-break/></text:span><text:span text:style-name="T92">My thirst was quenched, my soul revived, </text:span><text:span text:style-name="T92"><text:line-break/></text:span><text:span text:style-name="T92">And now I live in Him.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7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94" presentation:presentation-page-layout-name="AL1T0">
        <office:forms form:automatic-focus="false" form:apply-design-mode="false"/>
        <draw:custom-shape draw:style-name="gr57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58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62" draw:text-style-name="P36" draw:layer="layout" svg:width="25.609cm" svg:height="8.701cm" svg:x="1.287cm" svg:y="0.573cm">
          <draw:text-box>
            <text:p text:style-name="P35"><text:span text:style-name="T91">3. </text:span><text:span text:style-name="T92">I heard the voice of Jesus say, </text:span><text:span text:style-name="T92"><text:line-break/></text:span><text:span text:style-name="T92">“I am this dark world’s light. </text:span><text:span text:style-name="T92"><text:line-break/></text:span><text:span text:style-name="T92">Look unto Me; thy morn shall rise </text:span><text:span text:style-name="T92"><text:line-break/></text:span><text:span text:style-name="T92">And all thy day be bright.”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7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94" presentation:presentation-page-layout-name="AL1T0">
        <office:forms form:automatic-focus="false" form:apply-design-mode="false"/>
        <draw:custom-shape draw:style-name="gr57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58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63" draw:text-style-name="P36" draw:layer="layout" svg:width="25.609cm" svg:height="11.662cm" svg:x="1.287cm" svg:y="0.573cm">
          <draw:text-box>
            <text:p text:style-name="P35"><text:span text:style-name="T92">I looked to Jesus, and I found </text:span><text:span text:style-name="T92"><text:line-break/></text:span><text:span text:style-name="T92">In Him my star, my sun; </text:span><text:span text:style-name="T92"><text:line-break/></text:span><text:span text:style-name="T92">And in that light of life I’ll walk </text:span><text:span text:style-name="T92"><text:line-break/></text:span><text:span text:style-name="T92">Till trav’ling days are done.</text:span></text:p>
            <text:p text:style-name="P37"><text:span text:style-name="T93"/></text:p>
            <text:p text:style-name="P37"><text:span text:style-name="T94"/></text:p>
            <text:p text:style-name="P37"><text:span text:style-name="T94"/></text:p>
            <text:p text:style-name="P37"><text:span text:style-name="T94"/></text:p>
            <text:p text:style-name="P37"><text:span text:style-name="T94"/></text:p>
            <text:p text:style-name="P38"><text:span text:style-name="T95"><text:s text:c="9"/></text:span><text:span text:style-name="T95">Public domain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7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94" presentation:presentation-page-layout-name="AL1T0">
        <office:forms form:automatic-focus="false" form:apply-design-mode="false"/>
        <draw:custom-shape draw:style-name="gr57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58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64" draw:text-style-name="P36" draw:layer="layout" svg:width="25.609cm" svg:height="5.015cm" svg:x="1.287cm" svg:y="0.573cm">
          <draw:text-box>
            <text:p text:style-name="P2"><text:span text:style-name="T96">SE</text:span><text:span text:style-name="T97">RMON</text:span></text:p>
            <text:p text:style-name="P2"><text:span text:style-name="T98"/></text:p>
            <text:p text:style-name="P2"><text:span text:style-name="T99">“</text:span><text:span text:style-name="T99">A God Who Thirsts”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8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94" presentation:presentation-page-layout-name="AL1T0">
        <office:forms form:automatic-focus="false" form:apply-design-mode="false"/>
        <draw:custom-shape draw:style-name="gr57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65" draw:text-style-name="P36" draw:layer="layout" svg:width="25.609cm" svg:height="1.713cm" svg:x="1.287cm" svg:y="0.573cm">
          <draw:text-box>
            <text:p text:style-name="P2"><text:span text:style-name="T100">OFFERING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8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94" presentation:presentation-page-layout-name="AL1T0">
        <office:forms form:automatic-focus="false" form:apply-design-mode="false"/>
        <draw:custom-shape draw:style-name="gr57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66" draw:text-style-name="P39" draw:layer="layout" svg:width="25.4cm" svg:height="7.62cm" svg:x="1.27cm" svg:y="0.508cm">
          <draw:text-box>
            <text:p text:style-name="P2"><text:span text:style-name="T32">PRAYER OF THE CHURCH</text:span></text:p>
            <text:p><text:span text:style-name="T101">P: </text:span><text:span text:style-name="T102">Let us use the experiences of the man Jesus as </text:span></text:p>
            <text:p><text:span text:style-name="T102"><text:s text:c="4"/></text:span><text:span text:style-name="T102">we pray for ourselves, the Church around the </text:span></text:p>
            <text:p><text:span text:style-name="T102"><text:s text:c="4"/></text:span><text:span text:style-name="T102">world, and all people in their various </text:span></text:p>
            <text:p><text:span text:style-name="T102"><text:s text:c="4"/></text:span><text:span text:style-name="T102">circumstances.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8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94" presentation:presentation-page-layout-name="AL1T0">
        <office:forms form:automatic-focus="false" form:apply-design-mode="false"/>
        <draw:custom-shape draw:style-name="gr57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67" draw:text-style-name="P40" draw:layer="layout" svg:width="25.4cm" svg:height="7.953cm" svg:x="1.27cm" svg:y="0.508cm">
          <draw:text-box>
            <text:p text:style-name="P18"><text:span text:style-name="T101">P: </text:span><text:span text:style-name="T102">For all who are denied basic food, clothing, or </text:span></text:p>
            <text:p text:style-name="P18"><text:span text:style-name="T102"><text:s text:c="4"/></text:span><text:span text:style-name="T102">shelter, that God would provide whatever they </text:span></text:p>
            <text:p text:style-name="P18"><text:span text:style-name="T102"><text:s text:c="4"/></text:span><text:span text:style-name="T102">need to support this body and life, let us pray </text:span></text:p>
            <text:p text:style-name="P18"><text:span text:style-name="T102"><text:s text:c="4"/></text:span><text:span text:style-name="T102">to the Lord.</text:span></text:p>
            <text:p><text:span text:style-name="T103">C: </text:span><text:span text:style-name="T104">Lord, have mercy.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8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94" presentation:presentation-page-layout-name="AL1T0">
        <office:forms form:automatic-focus="false" form:apply-design-mode="false"/>
        <draw:custom-shape draw:style-name="gr57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68" draw:text-style-name="P40" draw:layer="layout" svg:width="25.4cm" svg:height="6.604cm" svg:x="1.27cm" svg:y="0.508cm">
          <draw:text-box>
            <text:p><text:span text:style-name="T101">P:</text:span><text:span text:style-name="T102"><text:tab/></text:span><text:span text:style-name="T102">For the Body of Christ around the world, that </text:span></text:p>
            <text:p><text:span text:style-name="T102"><text:s text:c="4"/></text:span><text:span text:style-name="T102">God would protect and guide clergy and lay </text:span></text:p>
            <text:p><text:span text:style-name="T102"><text:s text:c="4"/></text:span><text:span text:style-name="T102">leaders so that the Gospel may be proclaimed </text:span></text:p>
            <text:p><text:span text:style-name="T102"><text:s text:c="4"/></text:span><text:span text:style-name="T102">freely and many may come to faith,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8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94" presentation:presentation-page-layout-name="AL1T0">
        <office:forms form:automatic-focus="false" form:apply-design-mode="false"/>
        <draw:custom-shape draw:style-name="gr57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40" draw:text-style-name="P40" draw:layer="layout" svg:width="25.4cm" svg:height="3.81cm" svg:x="1.27cm" svg:y="0.508cm">
          <draw:text-box>
            <text:p><text:span text:style-name="T102"><text:s text:c="4"/></text:span><text:span text:style-name="T102">let us pray to the Lord.</text:span></text:p>
            <text:p><text:span text:style-name="T105">C: </text:span><text:span text:style-name="T104">Lord, have mercy.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8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94" presentation:presentation-page-layout-name="AL1T0">
        <office:forms form:automatic-focus="false" form:apply-design-mode="false"/>
        <draw:custom-shape draw:style-name="gr57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69" draw:text-style-name="P40" draw:layer="layout" svg:width="26.162cm" svg:height="7.766cm" svg:x="1.149cm" svg:y="0.622cm">
          <draw:text-box>
            <text:p><text:span text:style-name="T101">P:</text:span><text:span text:style-name="T102"><text:tab/></text:span><text:span text:style-name="T102">For all who are unjustly imprisoned, persecuted, </text:span></text:p>
            <text:p><text:span text:style-name="T102"><text:s text:c="4"/></text:span><text:span text:style-name="T102">and denied human rights, that God would </text:span></text:p>
            <text:p><text:span text:style-name="T102"><text:s text:c="4"/></text:span><text:span text:style-name="T102">strengthen them to remain strong under their </text:span></text:p>
            <text:p><text:span text:style-name="T102"><text:s text:c="4"/></text:span><text:span text:style-name="T102">circumstances until they find freedom, justice, </text:span></text:p>
            <text:p><text:span text:style-name="T102"><text:s text:c="4"/></text:span><text:span text:style-name="T102">and dignity,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8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94" presentation:presentation-page-layout-name="AL1T0">
        <office:forms form:automatic-focus="false" form:apply-design-mode="false"/>
        <draw:custom-shape draw:style-name="gr57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70" draw:text-style-name="P40" draw:layer="layout" svg:width="26.162cm" svg:height="3.696cm" svg:x="1.149cm" svg:y="0.622cm">
          <draw:text-box>
            <text:p><text:span text:style-name="T102"><text:s text:c="4"/></text:span><text:span text:style-name="T102">let us pray to the Lord.</text:span></text:p>
            <text:p><text:span text:style-name="T105">C: </text:span><text:span text:style-name="T104">Lord, have mercy.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8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94" presentation:presentation-page-layout-name="AL1T0">
        <office:forms form:automatic-focus="false" form:apply-design-mode="false"/>
        <draw:custom-shape draw:style-name="gr57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71" draw:text-style-name="P40" draw:layer="layout" svg:width="26.162cm" svg:height="6.263cm" svg:x="1.149cm" svg:y="0.622cm">
          <draw:text-box>
            <text:p><text:span text:style-name="T101">P: </text:span><text:span text:style-name="T102">For all who try to hide their sins and failings, </text:span></text:p>
            <text:p><text:span text:style-name="T102"><text:s text:c="4"/></text:span><text:span text:style-name="T102">fearing God’s wrath and people’s scorn, that the </text:span></text:p>
            <text:p><text:span text:style-name="T102"><text:s text:c="4"/></text:span><text:span text:style-name="T102">Holy Spirit would grant them faith to know and </text:span></text:p>
            <text:p><text:span text:style-name="T102"><text:s text:c="4"/></text:span><text:span text:style-name="T102">trust the forgiveness Christ won for them,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8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94" presentation:presentation-page-layout-name="AL1T0">
        <office:forms form:automatic-focus="false" form:apply-design-mode="false"/>
        <draw:custom-shape draw:style-name="gr57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70" draw:text-style-name="P40" draw:layer="layout" svg:width="26.162cm" svg:height="3.696cm" svg:x="1.149cm" svg:y="0.622cm">
          <draw:text-box>
            <text:p><text:span text:style-name="T102"><text:s text:c="4"/></text:span><text:span text:style-name="T102">let us pray to the Lord.</text:span></text:p>
            <text:p><text:span text:style-name="T103">C: </text:span><text:span text:style-name="T104">Lord, have mercy.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8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94" presentation:presentation-page-layout-name="AL1T0">
        <office:forms form:automatic-focus="false" form:apply-design-mode="false"/>
        <draw:custom-shape draw:style-name="gr57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72" draw:text-style-name="P41" draw:layer="layout" svg:width="26.162cm" svg:height="4.76cm" svg:x="1.149cm" svg:y="0.622cm">
          <draw:text-box>
            <text:p><text:span text:style-name="T106">P: </text:span><text:span text:style-name="T107">For all whose lives are focused on relief from </text:span></text:p>
            <text:p><text:span text:style-name="T107"><text:s text:c="4"/></text:span><text:span text:style-name="T107">pain and suffering, from illness or addiction, </text:span></text:p>
            <text:p><text:span text:style-name="T107"><text:s text:c="4"/></text:span><text:span text:style-name="T107">[including  . . .],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9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94" presentation:presentation-page-layout-name="AL1T0">
        <office:forms form:automatic-focus="false" form:apply-design-mode="false"/>
        <draw:custom-shape draw:style-name="gr57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73" draw:text-style-name="P41" draw:layer="layout" svg:width="26.162cm" svg:height="6.45cm" svg:x="1.149cm" svg:y="0.622cm">
          <draw:text-box>
            <text:p><text:span text:style-name="T107"><text:s text:c="4"/></text:span><text:span text:style-name="T107">that according to His gracious plans God would </text:span></text:p>
            <text:p><text:span text:style-name="T107"><text:s text:c="4"/></text:span><text:span text:style-name="T107">bring about healing, relief, and health to body </text:span></text:p>
            <text:p><text:span text:style-name="T107"><text:s text:c="4"/></text:span><text:span text:style-name="T107">and mind, let us pray to the Lord.</text:span></text:p>
            <text:p><text:span text:style-name="T105">C: </text:span><text:span text:style-name="T104">Lord, have mercy.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9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94" presentation:presentation-page-layout-name="AL1T0">
        <office:forms form:automatic-focus="false" form:apply-design-mode="false"/>
        <draw:custom-shape draw:style-name="gr57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74" draw:text-style-name="P41" draw:layer="layout" svg:width="26.549cm" svg:height="6.49cm" svg:x="0.762cm" svg:y="0.622cm">
          <draw:text-box>
            <text:p><text:span text:style-name="T106">P: </text:span><text:span text:style-name="T107">For all who understand Jesus only as a moral </text:span></text:p>
            <text:p><text:span text:style-name="T107"><text:s text:c="4"/></text:span><text:span text:style-name="T107">teacher or example of pious living, that the Holy </text:span></text:p>
            <text:p><text:span text:style-name="T107"><text:s text:c="4"/></text:span><text:span text:style-name="T107">Spirit would open their hearts to see that Jesus’ </text:span></text:p>
            <text:p><text:span text:style-name="T107"><text:s text:c="4"/></text:span><text:span text:style-name="T107">death is the reason He became man and to trust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9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94" presentation:presentation-page-layout-name="AL1T0">
        <office:forms form:automatic-focus="false" form:apply-design-mode="false"/>
        <draw:custom-shape draw:style-name="gr57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75" draw:text-style-name="P41" draw:layer="layout" svg:width="26.549cm" svg:height="4.966cm" svg:x="0.762cm" svg:y="0.622cm">
          <draw:text-box>
            <text:p><text:span text:style-name="T107"><text:s text:c="4"/></text:span><text:span text:style-name="T107">that in dying He did everything necessary for our </text:span></text:p>
            <text:p><text:span text:style-name="T107"><text:s text:c="4"/></text:span><text:span text:style-name="T107">salvation, let us pray to the Lord.</text:span></text:p>
            <text:p><text:span text:style-name="T105">C: </text:span><text:span text:style-name="T104">Lord, have mercy.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9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94" presentation:presentation-page-layout-name="AL1T0">
        <office:forms form:automatic-focus="false" form:apply-design-mode="false"/>
        <draw:custom-shape draw:style-name="gr57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71" draw:text-style-name="P42" draw:layer="layout" svg:width="26.549cm" svg:height="6.263cm" svg:x="0.762cm" svg:y="0.622cm">
          <draw:text-box>
            <text:p><text:span text:style-name="T106">P: </text:span><text:span text:style-name="T107">For all who fear death and all who are in </text:span></text:p>
            <text:p><text:span text:style-name="T107"><text:s text:c="4"/></text:span><text:span text:style-name="T107">mourning, that the Holy Spirit grant them faith </text:span></text:p>
            <text:p><text:span text:style-name="T107"><text:s text:c="4"/></text:span><text:span text:style-name="T107">to see the death of all who trust in Christ as a </text:span></text:p>
            <text:p><text:span text:style-name="T107"><text:s text:c="4"/></text:span><text:span text:style-name="T107">sleep from which they shall awaken,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9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94" presentation:presentation-page-layout-name="AL1T0">
        <office:forms form:automatic-focus="false" form:apply-design-mode="false"/>
        <draw:custom-shape draw:style-name="gr57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76" draw:text-style-name="P41" draw:layer="layout" svg:width="26.549cm" svg:height="3.95cm" svg:x="0.762cm" svg:y="0.622cm">
          <draw:text-box>
            <text:p><text:span text:style-name="T107"><text:s text:c="4"/></text:span><text:span text:style-name="T107">let us pray to the Lord.</text:span></text:p>
            <text:p><text:span text:style-name="T105">C: </text:span><text:span text:style-name="T104">Lord, have mercy.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9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94" presentation:presentation-page-layout-name="AL1T0">
        <office:forms form:automatic-focus="false" form:apply-design-mode="false"/>
        <draw:custom-shape draw:style-name="gr57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67" draw:text-style-name="P41" draw:layer="layout" svg:width="26.549cm" svg:height="7.953cm" svg:x="0.762cm" svg:y="0.622cm">
          <draw:text-box>
            <text:p><text:span text:style-name="T106">P: </text:span><text:span text:style-name="T107">Into Your hands, heavenly Father, we commend </text:span></text:p>
            <text:p><text:span text:style-name="T107"><text:s text:c="4"/></text:span><text:span text:style-name="T107">ourselves and all for whom we pray, trusting in </text:span></text:p>
            <text:p><text:span text:style-name="T107"><text:s text:c="4"/></text:span><text:span text:style-name="T107">Your mercy for the sake of Your Son and our </text:span></text:p>
            <text:p><text:span text:style-name="T107"><text:s text:c="4"/></text:span><text:span text:style-name="T107">Brother, Jesus Christ, our Lord.</text:span></text:p>
            <text:p><text:span text:style-name="T105">C: </text:span><text:span text:style-name="T104">Amen.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9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94" presentation:presentation-page-layout-name="AL1T0">
        <office:forms form:automatic-focus="false" form:apply-design-mode="false"/>
        <draw:custom-shape draw:style-name="gr57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77" draw:text-style-name="P41" draw:layer="layout" svg:width="26.549cm" svg:height="4.901cm" svg:x="0.762cm" svg:y="0.622cm">
          <draw:text-box>
            <text:p text:style-name="P43"><text:span text:style-name="T108">LORD'S PRAYER</text:span></text:p>
            <text:p text:style-name="P43"><text:span text:style-name="T109">Our Father who art in heaven,</text:span></text:p>
            <text:p text:style-name="P2"><text:span text:style-name="T109">hallowed be Thy name,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9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94" presentation:presentation-page-layout-name="AL1T0">
        <office:forms form:automatic-focus="false" form:apply-design-mode="false"/>
        <draw:custom-shape draw:style-name="gr57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42" draw:text-style-name="P44" draw:layer="layout" svg:width="26.549cm" svg:height="5.321cm" svg:x="0.762cm" svg:y="0.622cm">
          <draw:text-box>
            <text:p text:style-name="P43"><text:span text:style-name="T110">Thy kingdom come,</text:span></text:p>
            <text:p text:style-name="P43"><text:span text:style-name="T110">Thy will be done</text:span></text:p>
            <text:p text:style-name="P43"><text:span text:style-name="T110">on earth as it is in heaven;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9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94" presentation:presentation-page-layout-name="AL1T0">
        <office:forms form:automatic-focus="false" form:apply-design-mode="false"/>
        <draw:custom-shape draw:style-name="gr57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44" draw:text-style-name="P44" draw:layer="layout" svg:width="26.549cm" svg:height="7.011cm" svg:x="0.762cm" svg:y="0.622cm">
          <draw:text-box>
            <text:p text:style-name="P43"><text:span text:style-name="T110">give us this day our daily bread;</text:span></text:p>
            <text:p text:style-name="P43"><text:span text:style-name="T110">and forgive us our trespasses</text:span></text:p>
            <text:p text:style-name="P43"><text:span text:style-name="T110">as we forgive those</text:span></text:p>
            <text:p text:style-name="P43"><text:span text:style-name="T110">who trespass against us;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9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94" presentation:presentation-page-layout-name="AL1T0">
        <office:forms form:automatic-focus="false" form:apply-design-mode="false"/>
        <draw:custom-shape draw:style-name="gr57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76" draw:text-style-name="P44" draw:layer="layout" svg:width="26.549cm" svg:height="3.95cm" svg:x="0.762cm" svg:y="0.622cm">
          <draw:text-box>
            <text:p text:style-name="P43"><text:span text:style-name="T110">and lead us not into temptation,</text:span></text:p>
            <text:p text:style-name="P43"><text:span text:style-name="T110">but deliver us from evil.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10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94" presentation:presentation-page-layout-name="AL1T0">
        <office:forms form:automatic-focus="false" form:apply-design-mode="false"/>
        <draw:custom-shape draw:style-name="gr57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42" draw:text-style-name="P44" draw:layer="layout" svg:width="26.549cm" svg:height="5.321cm" svg:x="0.762cm" svg:y="0.622cm">
          <draw:text-box>
            <text:p text:style-name="P43"><text:span text:style-name="T110">For thine is the kingdom</text:span></text:p>
            <text:p text:style-name="P43"><text:span text:style-name="T110">and the power and the glory</text:span></text:p>
            <text:p text:style-name="P43"><text:span text:style-name="T110">forever and ever. Amen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10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94" presentation:presentation-page-layout-name="AL1T0">
        <office:forms form:automatic-focus="false" form:apply-design-mode="false"/>
        <draw:custom-shape draw:style-name="gr57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78" draw:text-style-name="P44" draw:layer="layout" svg:width="26.549cm" svg:height="6.63cm" svg:x="0.762cm" svg:y="0.622cm">
          <draw:text-box>
            <text:p text:style-name="P2"><text:span text:style-name="T111">BENEDICTION</text:span></text:p>
            <text:p><text:span text:style-name="T112">P:</text:span><text:span text:style-name="T113"><text:tab/></text:span><text:span text:style-name="T113">The blessing of almighty God—the Father, </text:span></text:p>
            <text:p><text:span text:style-name="T113"><text:s text:c="4"/></text:span><text:span text:style-name="T113">who sent His Son into the flesh, the </text:span><text:span text:style-name="T114">+</text:span><text:span text:style-name="T113"> Son, </text:span></text:p>
            <text:p><text:span text:style-name="T113"><text:s text:c="4"/></text:span><text:span text:style-name="T113">who lived a truly human life in our stead,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10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94" presentation:presentation-page-layout-name="AL1T0">
        <office:forms form:automatic-focus="false" form:apply-design-mode="false"/>
        <draw:custom-shape draw:style-name="gr57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44" draw:text-style-name="P44" draw:layer="layout" svg:width="26.549cm" svg:height="7.011cm" svg:x="0.762cm" svg:y="0.622cm">
          <draw:text-box>
            <text:p text:style-name="P18"><text:span text:style-name="T113"><text:s text:c="4"/></text:span><text:span text:style-name="T113">and the Holy Spirit, who has given us faith </text:span></text:p>
            <text:p text:style-name="P18"><text:span text:style-name="T113"><text:s text:c="4"/></text:span><text:span text:style-name="T113">to trust our Savior—be upon you now and </text:span></text:p>
            <text:p text:style-name="P18"><text:span text:style-name="T113"><text:s text:c="4"/></text:span><text:span text:style-name="T113">forever.</text:span></text:p>
            <text:p><text:span text:style-name="T115">C: </text:span><text:span text:style-name="T116">Amen.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10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94" presentation:presentation-page-layout-name="AL1T0">
        <office:forms form:automatic-focus="false" form:apply-design-mode="false"/>
        <draw:custom-shape draw:style-name="gr57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79" draw:text-style-name="P45" draw:layer="layout" svg:width="26.549cm" svg:height="11.341cm" svg:x="0.762cm" svg:y="0.622cm">
          <draw:text-box>
            <text:p text:style-name="P35"><text:span text:style-name="T117"><text:s text:c="3"/></text:span><text:span text:style-name="T118">ACKNOWLEDGMENTS</text:span></text:p>
            <text:p text:style-name="P43"><text:span text:style-name="T119">Creative Worship for the Lutheran Parish, Series C, Quarter 1.</text:span></text:p>
            <text:p text:style-name="P43"><text:span text:style-name="T119">Copyright © 2018 Concordia Publishing House.</text:span></text:p>
            <text:p text:style-name="P43"><text:span text:style-name="T119">All rights reserved. Used by permission.</text:span></text:p>
            <text:p text:style-name="P43"><text:span text:style-name="T119"/></text:p>
            <text:p text:style-name="P43"><text:span text:style-name="T119">Unless otherwise indicated,</text:span></text:p>
            <text:p text:style-name="P43"><text:span text:style-name="T119">all scripture quotations are from The Holy Bible, English Standard Version, copyright © 2001 by Crossway Bibles, a division of Good News Publishers. Used by permission. All rights reserved.</text:span></text:p>
            <text:p text:style-name="P43"><text:span text:style-name="T119"/></text:p>
            <text:p text:style-name="P18"><text:span text:style-name="T119">Created by Lutheran Service Builder © 2006 Concordia Publishing House.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10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94" presentation:presentation-page-layout-name="AL1T0">
        <office:forms form:automatic-focus="false" form:apply-design-mode="false"/>
        <draw:custom-shape draw:style-name="gr57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4" draw:layer="layout" svg:width="18.624cm" svg:height="10.476cm" svg:x="1.482cm" svg:y="2.123cm" draw:page-number="10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Arial4" svg:font-family="Arial" style:font-family-generic="swiss"/>
    <style:font-face style:name="Mangal1" svg:font-family="Mangal" style:font-family-generic="system"/>
    <style:font-face style:name="Microsoft YaHei2" svg:font-family="'Microsoft YaHei'" style:font-family-generic="system"/>
    <style:font-face style:name="Segoe UI6" svg:font-family="'Segoe UI'" style:font-family-generic="system"/>
    <style:font-face style:name="Arial3" svg:font-family="Arial" style:font-pitch="variable"/>
    <style:font-face style:name="Berlin Sans FB Demi2" svg:font-family="'Berlin Sans FB Demi'" style:font-pitch="variable"/>
    <style:font-face style:name="Calibri3" svg:font-family="Calibri" style:font-pitch="variable"/>
    <style:font-face style:name="Calibri Light2" svg:font-family="'Calibri Light'" style:font-pitch="variable"/>
    <style:font-face style:name="Courier New" svg:font-family="'Courier New'" style:font-pitch="variable"/>
    <style:font-face style:name="Courier1" svg:font-family="Courier, 'Courier New'" style:font-pitch="variable"/>
    <style:font-face style:name="Microsoft YaHei1" svg:font-family="'Microsoft YaHei'" style:font-pitch="variable"/>
    <style:font-face style:name="Segoe UI5" svg:font-family="'Segoe UI'" style:font-pitch="variable"/>
    <style:font-face style:name="Times New Roman2" svg:font-family="'Times New Roman'" style:font-pitch="variable"/>
    <style:font-face style:name="Times1" svg:font-family="Times, 'Times New Roman'" style:font-pitch="variable"/>
    <style:font-face style:name="Gabriola1" svg:font-family="Gabriola" style:font-family-generic="decorative" style:font-pitch="variable"/>
    <style:font-face style:name="Gabriola" svg:font-family="Gabriola" style:font-adornments="Regular" style:font-family-generic="decorative" style:font-pitch="variable"/>
    <style:font-face style:name="Segoe UI Semibold2" svg:font-family="'Segoe UI Semibold'" style:font-adornments="Regular" style:font-family-generic="decorative" style:font-pitch="variable"/>
    <style:font-face style:name="Arial1" svg:font-family="Arial" style:font-family-generic="roman" style:font-pitch="variable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entury Schoolbook" svg:font-family="'Century Schoolbook'" style:font-family-generic="roman" style:font-pitch="variable"/>
    <style:font-face style:name="Courier" svg:font-family="Courier, 'Courier New'" style:font-family-generic="roman" style:font-pitch="variable"/>
    <style:font-face style:name="LSBSymbol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Noto Sans" svg:font-family="'Noto Sans'" style:font-family-generic="roman" style:font-pitch="variable"/>
    <style:font-face style:name="SBL Hebrew" svg:font-family="'SBL Hebr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rlito" svg:font-family="Carlito" style:font-family-generic="swiss" style:font-pitch="variable"/>
    <style:font-face style:name="Corbel" svg:font-family="Corbe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1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2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2" svg:font-family="Calibri" style:font-family-generic="system" style:font-pitch="variable"/>
    <style:font-face style:name="Calibri Light1" svg:font-family="'Calibri Light'" style:font-family-generic="system" style:font-pitch="variable"/>
    <style:font-face style:name="LSBSymbol1" svg:font-family="LSBSymbo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6" draw:display-name="Bitmap 106" xlink:href="Pictures/1000000000000422000002531BEA9B135D1E4EC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start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0pt" style:language-asian="ar" style:country-asian="SA"/>
    </style:style>
    <style:style style:name="Balloon_20_Text_20_Char" style:display-name="Balloon Text Char" style:family="graphic">
      <style:paragraph-properties style:text-autospace="none"/>
      <style:text-properties style:font-name-asian="Times New Roman2" style:font-family-asian="'Times New Roman'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Intense_20_Quote_20_Char" style:display-name="Intense Quote Char" style:family="graphic">
      <style:paragraph-properties style:text-autospace="none"/>
      <style:text-properties style:font-name="Minion Pro" fo:font-family="'Minion Pro'" style:font-family-generic="roman" style:font-pitch="variable" fo:font-size="10pt" fo:font-style="italic" style:font-name-asian="Times New Roman2" style:font-family-asian="'Times New Roman'" style:font-pitch-asian="variable" style:font-size-asian="10pt" style:font-style-asian="italic" style:font-style-complex="italic"/>
    </style:style>
    <style:style style:name="Subtitle_20_Char" style:display-name="Subtitle Char" style:family="graphic">
      <style:paragraph-properties style:text-autospace="none"/>
      <style:text-properties fo:color="#5a5a5a" style:font-name="Calibri" fo:font-family="Calibri" style:font-family-generic="roman" style:font-pitch="variable" fo:letter-spacing="0.026cm" style:font-name-asian="Calibri3" style:font-family-asian="Calibri" style:font-pitch-asian="variable"/>
    </style:style>
    <style:style style:name="Title_20_Char" style:display-name="Title Char" style:family="graphic">
      <style:paragraph-properties style:text-autospace="none"/>
      <style:text-properties style:font-name="Calibri Light" fo:font-family="'Calibri Light'" style:font-family-generic="roman" style:font-pitch="variable" fo:font-size="28pt" fo:letter-spacing="-0.018cm" style:letter-kerning="true" style:font-name-asian="Calibri Light2" style:font-family-asian="'Calibri Light'" style:font-pitch-asian="variable" style:font-size-asian="28pt"/>
    </style:style>
    <style:style style:name="page_20_number" style:display-name="page number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smallcapsbold" style:family="graphic">
      <style:paragraph-properties style:text-autospace="none"/>
      <style:text-properties fo:font-variant="small-caps" fo:font-weight="bold" style:font-name-asian="Times New Roman2" style:font-family-asian="'Times New Roman'" style:font-pitch-asian="variable" style:font-weight-asian="bold" style:font-weight-complex="bold"/>
    </style:style>
    <style:style style:name="bold" style:family="graphic">
      <style:paragraph-properties style:text-autospace="none"/>
      <style:text-properties fo:font-weight="bold" style:font-weight-asian="bold" style:font-weight-complex="bold"/>
    </style:style>
    <style:style style:name="lsb" style:family="graphic">
      <style:paragraph-properties style:text-autospace="none"/>
      <style:text-properties style:font-name="LSBSymbol" fo:font-family="LSBSymbol" style:font-family-generic="roman" style:font-pitch="variable" style:font-name-complex="LSBSymbol" style:font-family-complex="LSBSymbol" style:font-family-generic-complex="roman" style:font-pitch-complex="variable"/>
    </style:style>
    <style:style style:name="super" style:family="graphic">
      <style:paragraph-properties style:text-autospace="none"/>
      <style:text-properties style:text-position="11% 58%"/>
    </style:style>
    <style:style style:name="smallcaps" style:family="graphic">
      <style:paragraph-properties style:text-autospace="none"/>
      <style:text-properties fo:font-variant="small-caps"/>
    </style:style>
    <style:style style:name="italic" style:family="graphic">
      <style:paragraph-properties style:text-autospace="none"/>
      <style:text-properties fo:font-style="italic" style:font-style-asian="italic" style:font-style-complex="italic"/>
    </style:style>
    <style:style style:name="Footer_20_Char" style:display-name="Footer Char" style:family="graphic">
      <style:paragraph-properties style:text-autospace="none"/>
      <style:text-properties fo:color="#808080" style:font-name="Times New Roman" fo:font-family="'Times New Roman'" style:font-family-generic="roman" style:font-pitch="variable" fo:font-size="12pt" style:font-name-asian="Arial3" style:font-family-asian="Arial" style:font-pitch-asian="variable" style:font-size-asian="12pt"/>
    </style:style>
    <style:style style:name="Balloon_20_Text" style:display-name="Balloon Text" style:family="graphic">
      <style:paragraph-properties fo:text-align="start" style:text-autospace="none"/>
      <style:text-properties style:font-name="Segoe UI" fo:font-family="'Segoe UI'" style:font-family-generic="roman" style:font-pitch="variable" fo:font-size="9pt" fo:language="en" fo:country="US" style:font-name-asian="Segoe UI5" style:font-family-asian="'Segoe UI'" style:font-pitch-asian="variable" style:font-size-asian="9pt" style:language-asian="ar" style:country-asian="SA"/>
    </style:style>
    <style:style style:name="Intense_20_Quote" style:display-name="Intense Quote" style:family="graphic">
      <style:paragraph-properties fo:margin-left="2.688cm" fo:margin-right="2.688cm" fo:margin-top="1.12cm" fo:margin-bottom="1.12cm" fo:text-align="center" fo:text-indent="0cm" style:text-autospace="none"/>
      <style:text-properties style:font-name="Minion Pro" fo:font-family="'Minion Pro'" style:font-family-generic="roman" style:font-pitch="variable" fo:font-size="12pt" fo:language="en" fo:country="US" fo:font-style="italic" style:font-name-asian="Times New Roman2" style:font-family-asian="'Times New Roman'" style:font-pitch-asian="variable" style:font-size-asian="10pt" style:language-asian="ar" style:country-asian="SA" style:font-style-asian="italic" style:font-style-complex="italic"/>
    </style:style>
    <style:style style:name="servicepart" style:family="graphic">
      <style:paragraph-properties fo:margin-top="0cm" fo:margin-bottom="0.249cm" fo:text-align="start" style:text-autospace="none">
        <style:tab-stops>
          <style:tab-stop style:position="29.122cm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0.5pt" style:language-asian="ar" style:country-asian="SA" style:font-weight-asian="bold"/>
    </style:style>
    <style:style style:name="liturgy" style:family="graphic">
      <style:paragraph-properties fo:margin-left="1.926cm" fo:margin-right="0cm" fo:text-align="justify" fo:text-indent="-1.344cm" style:text-autospace="none">
        <style:tab-stops>
          <style:tab-stop style:position="1.972cm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letter-kerning="true" style:font-name-asian="Times New Roman2" style:font-family-asian="'Times New Roman'" style:font-pitch-asian="variable" style:font-size-asian="9pt" style:language-asian="he" style:country-asian="IL"/>
    </style:style>
    <style:style style:name="sl2" style:family="graphic">
      <style:paragraph-properties fo:margin-left="5.152cm" fo:margin-right="2.688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criprdg" style:family="graphic">
      <style:paragraph-properties fo:margin-left="1.344cm" fo:margin-right="1.344cm" fo:text-align="justify" fo:text-indent="0.672cm" style:text-autospace="none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Segoe UI5" style:font-family-asian="'Segoe UI'" style:font-pitch-asian="variable" style:font-size-asian="9pt" style:language-asian="he" style:country-asian="IL"/>
    </style:style>
    <style:style style:name="rubric" style:family="graphic">
      <style:paragraph-properties fo:text-align="start" style:text-autospace="none"/>
      <style:text-properties fo:color="#ff0000" style:font-name="Times New Roman" fo:font-family="'Times New Roman'" style:font-family-generic="roman" style:font-pitch="variable" fo:font-size="11pt" fo:language="en" fo:country="US" fo:font-style="italic" style:letter-kerning="true" style:font-name-asian="Times New Roman2" style:font-family-asian="'Times New Roman'" style:font-pitch-asian="variable" style:font-size-asian="12pt" style:language-asian="ar" style:country-asian="SA" style:font-style-asian="italic" style:font-style-complex="italic"/>
    </style:style>
    <style:style style:name="sl" style:family="graphic">
      <style:paragraph-properties fo:margin-left="4.032cm" fo:margin-right="0cm" fo:text-align="justify" fo:text-indent="-2.2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Footer" style:family="graphic">
      <style:paragraph-properties fo:margin-top="0cm" fo:margin-bottom="0.374cm" fo:text-align="start" style:text-autospace="none">
        <style:tab-stops>
          <style:tab-stop style:position="26.882cm"/>
        </style:tab-stops>
      </style:paragraph-properties>
      <style:text-properties fo:color="#808080" style:font-name="Minion Pro" fo:font-family="'Minion Pro'" style:font-family-generic="roman" style:font-pitch="variable" fo:font-size="10pt" fo:language="en" fo:country="US" style:font-name-asian="Arial3" style:font-family-asian="Arial" style:font-pitch-asian="variable" style:font-size-asian="12pt" style:language-asian="ar" style:country-asian="SA"/>
    </style:style>
    <style:style style:name="envelope_20_address" style:display-name="envelope address" style:family="graphic">
      <style:paragraph-properties fo:margin-left="8.961cm" fo:margin-right="0cm" fo:text-align="start" fo:text-indent="0cm" style:text-autospace="none"/>
      <style:text-properties style:font-name="Berlin Sans FB Demi" fo:font-family="'Berlin Sans FB Demi'" style:font-family-generic="roman" style:font-pitch="variable" fo:font-size="12pt" fo:language="en" fo:country="US" fo:font-weight="bold" style:font-name-asian="Berlin Sans FB Demi2" style:font-family-asian="'Berlin Sans FB Demi'" style:font-pitch-asian="variable" style:font-size-asian="12pt" style:language-asian="ar" style:country-asian="SA" style:font-weight-asian="bold" style:font-weight-complex="bold"/>
    </style:style>
    <style:style style:name="DocumentMap" style:family="graphic">
      <style:paragraph-properties fo:margin-top="0cm" fo:margin-bottom="0.497cm" fo:line-height="106%" fo:text-align="start" style:text-autospace="none"/>
      <style:text-properties style:use-window-font-color="true" style:font-name="Segoe UI" fo:font-family="'Segoe UI'" style:font-family-generic="roman" style:font-pitch="variable" fo:font-size="11pt" fo:language="en" fo:country="US" style:letter-kerning="true" style:font-name-asian="Segoe UI5" style:font-family-asian="'Segoe UI'" style:font-pitch-asian="variable" style:font-size-asian="11pt" style:language-asian="ar" style:country-asian="SA"/>
    </style:style>
    <style:style style:name="Index" style:family="graphic">
      <style:paragraph-properties fo:text-align="start" style:text-autospace="none"/>
      <style:text-properties style:font-name="Minion Pro" fo:font-family="'Minion Pro'" style:font-family-generic="roman" style:font-pitch="variable" fo:font-size="12pt" fo:language="en" fo:country="US" style:font-name-asian="Arial4" style:font-family-asian="Arial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font-name="Minion Pro" fo:font-family="'Minion Pro'" style:font-family-generic="roman" style:font-pitch="variable" fo:font-size="12pt" fo:language="en" fo:country="US" fo:font-style="italic" style:font-name-asian="Arial4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="Minion Pro" fo:font-family="'Minion Pro'" style:font-family-generic="roman" style:font-pitch="variable" fo:font-size="12pt" fo:language="en" fo:country="US" style:font-name-asian="Arial4" style:font-family-asian="Arial" style:font-family-generic-asian="swiss" style:font-size-asian="10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0pt" style:language-asian="ar" style:country-asian="SA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4-background" style:family="presentation">
      <style:graphic-properties draw:stroke="none" draw:fill="none"/>
      <style:text-properties style:letter-kerning="true"/>
    </style:style>
    <style:style style:name="Default9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4-outline1" style:family="presentation">
      <style:graphic-properties draw:stroke="none" draw:fill="none" draw:auto-grow-height="false" draw:fit-to-size="shrink-to-fit" style:shrink-to-fit="true">
        <text:list-style style:name="Default9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4-outline2" style:family="presentation" style:parent-style-name="Default94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94-outline3" style:family="presentation" style:parent-style-name="Default94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94-outline4" style:family="presentation" style:parent-style-name="Default94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94-outline5" style:family="presentation" style:parent-style-name="Default94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outline6" style:family="presentation" style:parent-style-name="Default94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outline7" style:family="presentation" style:parent-style-name="Default94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outline8" style:family="presentation" style:parent-style-name="Default94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outline9" style:family="presentation" style:parent-style-name="Default94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subtitle" style:family="presentation">
      <style:graphic-properties draw:stroke="none" draw:fill="none" draw:textarea-vertical-align="middle">
        <text:list-style style:name="Default9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4-title" style:family="presentation">
      <style:graphic-properties draw:stroke="none" draw:fill="none" draw:textarea-vertical-align="middle">
        <text:list-style style:name="Default9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94-backgroundobjects">
      <style:graphic-properties draw:stroke="none" draw:fill="none" draw:fill-color="#ffffff" draw:auto-grow-height="false" fo:min-height="1.086cm"/>
    </style:style>
    <style:style style:name="Mpr5" style:family="presentation" style:parent-style-name="Default94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94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4" style:page-layout-name="PM1" draw:style-name="Mdp1">
      <office:forms form:automatic-focus="false" form:apply-design-mode="false"/>
      <draw:frame presentation:style-name="Default94-title" draw:layer="backgroundobjects" svg:width="25.199cm" svg:height="2.629cm" svg:x="1.4cm" svg:y="0.628cm" presentation:class="title" presentation:placeholder="true">
        <draw:text-box/>
      </draw:frame>
      <draw:frame presentation:style-name="Default94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94-title" draw:layer="backgroundobjects" svg:width="18.624cm" svg:height="10.476cm" svg:x="1.482cm" svg:y="2.123cm" presentation:class="page"/>
        <draw:frame presentation:style-name="Default94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8T16:42:06.905000000</meta:creation-date>
    <dc:title>Purple</dc:title>
    <meta:editing-duration>PT24M25S</meta:editing-duration>
    <meta:editing-cycles>6</meta:editing-cycles>
    <meta:generator>LibreOffice/6.1.5.2$Windows_X86_64 LibreOffice_project/90f8dcf33c87b3705e78202e3df5142b201bd805</meta:generator>
    <dc:date>2019-04-10T13:58:27.754000000</dc:date>
    <meta:document-statistic meta:object-count="725"/>
  </office:meta>
</office:document-meta>
</file>